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badi MT Condensed Light" svg:font-family="'Abadi MT Condensed Light', 'MV Boli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note">
      <style:text-properties style:font-name="Arial" fo:font-size="10pt" fo:font-weight="bold" style:font-size-asian="10pt" style:font-weight-asian="bold" style:font-name-complex="Arial" style:font-size-complex="10pt"/>
    </style:style>
    <style:style style:name="P2" style:family="paragraph" style:parent-style-name="Footnote">
      <style:paragraph-properties fo:text-align="justify" style:justify-single-word="false"/>
      <style:text-properties style:font-name="Abadi MT Condensed Light" fo:font-size="12pt" style:font-size-asian="12pt" style:font-name-complex="Abadi MT Condensed Ligh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5.054c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2.54cm"/>
        </style:tab-stops>
      </style:paragraph-properties>
    </style:style>
    <style:style style:name="P5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4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0.954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5.054cm"/>
        </style:tab-stops>
      </style:paragraph-properties>
      <style:text-properties style:font-name="Arial" fo:font-size="8pt" fo:font-style="italic" style:font-size-asian="8pt" style:font-style-asian="italic" style:font-name-complex="Arial" style:font-size-complex="8pt" loext:padding="0cm" loext:border="0.51pt solid #000000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5.0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0.9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6.853cm"/>
          <style:tab-stop style:position="13.838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loext:padding="0cm" loext:border="0.51pt solid #000000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2.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>
        <style:tab-stops>
          <style:tab-stop style:position="5.0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22" style:family="paragraph" style:parent-style-name="Standard">
      <style:paragraph-properties>
        <style:tab-stops>
          <style:tab-stop style:position="7.673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0.954cm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2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2.54cm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P27" style:family="paragraph" style:parent-style-name="Standard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/>
    </style:style>
    <style:style style:name="P28" style:family="paragraph" style:parent-style-name="Standard">
      <style:paragraph-properties fo:text-align="center" style:justify-single-word="false">
        <style:tab-stops>
          <style:tab-stop style:position="5.054cm"/>
        </style:tab-stops>
      </style:paragraph-properties>
      <style:text-properties style:font-name="Arial" fo:font-size="14pt" fo:font-style="italic" style:font-size-asian="14pt" style:font-style-asian="italic" style:font-name-complex="Arial" style:font-size-complex="14pt" loext:padding="0cm" loext:border="0.51pt solid #000000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>
        <style:tab-stops>
          <style:tab-stop style:position="2.54cm"/>
        </style:tab-stops>
      </style:paragraph-properties>
    </style:style>
    <style:style style:name="P33" style:family="paragraph" style:parent-style-name="Standard">
      <style:paragraph-properties fo:text-align="justify" style:justify-single-word="false">
        <style:tab-stops>
          <style:tab-stop style:position="10.954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6.747cm"/>
          <style:tab-stop style:position="13.811cm"/>
        </style:tab-stops>
      </style:paragraph-properties>
    </style:style>
    <style:style style:name="P3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>
        <style:tab-stops>
          <style:tab-stop style:position="2.54cm"/>
        </style:tab-stops>
      </style:paragraph-properties>
    </style:style>
    <style:style style:name="P3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54cm"/>
        </style:tab-stops>
      </style:paragraph-properties>
    </style:style>
    <style:style style:name="P3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>
        <style:tab-stops>
          <style:tab-stop style:position="2.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left="2.498cm" fo:margin-right="0cm" fo:text-align="justify" style:justify-single-word="false" fo:text-indent="0cm" style:auto-text-indent="false"/>
    </style:style>
    <style:style style:name="P39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5.054cm"/>
        </style:tab-stops>
      </style:paragraph-properties>
    </style:style>
    <style:style style:name="P4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0.954cm"/>
        </style:tab-stops>
      </style:paragraph-properties>
    </style:style>
    <style:style style:name="P41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2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5.0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43" style:family="paragraph" style:parent-style-name="Subtitle">
      <style:text-properties officeooo:paragraph-rsid="0005d281"/>
    </style:style>
    <style:style style:name="P44" style:family="paragraph" style:parent-style-name="Subtitle">
      <style:text-properties officeooo:rsid="0022c59a" officeooo:paragraph-rsid="0022c59a"/>
    </style:style>
    <style:style style:name="P45" style:family="paragraph" style:parent-style-name="Standard">
      <style:paragraph-properties fo:margin-left="4.995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paragraph-rsid="000ec750" style:font-size-asian="11pt" style:font-weight-asian="normal" style:font-name-complex="Arial" style:font-size-complex="11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paragraph-rsid="000fd4a6" style:font-size-asian="11pt" style:font-weight-asian="normal" style:font-name-complex="Arial" style:font-size-complex="11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Arial" fo:font-size="11pt" fo:font-weight="normal" officeooo:paragraph-rsid="00258bb1" style:font-size-asian="11pt" style:font-weight-asian="normal" style:font-name-complex="Arial" style:font-size-complex="11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officeooo:paragraph-rsid="0026ac44" style:font-size-asian="11pt" style:font-weight-asian="normal" style:font-name-complex="Arial" style:font-size-complex="11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2ddda" officeooo:paragraph-rsid="0012ddda" style:font-size-asian="11pt" style:font-weight-asian="normal" style:font-name-complex="Arial" style:font-size-complex="11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884a09" officeooo:paragraph-rsid="00884a09" style:font-size-asian="11pt" style:font-weight-asian="normal" style:font-name-complex="Arial" style:font-size-complex="11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8a0f60" officeooo:paragraph-rsid="008a0f60" style:font-size-asian="11pt" style:font-weight-asian="normal" style:font-name-complex="Arial" style:font-size-complex="11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Arial" fo:font-size="11pt" fo:font-weight="normal" officeooo:rsid="0026ac44" officeooo:paragraph-rsid="0026ac44" style:font-size-asian="11pt" style:font-weight-asian="normal" style:font-name-complex="Arial" style:font-size-complex="11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paragraph-rsid="00258bb1" style:font-size-asian="11pt" style:font-weight-asian="normal" style:font-name-complex="Arial" style:font-size-complex="11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36345f" officeooo:paragraph-rsid="0036345f" style:font-size-asian="11pt" style:font-weight-asian="normal" style:font-name-complex="Arial" style:font-size-complex="11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3c92d5" officeooo:paragraph-rsid="003c92d5" style:font-size-asian="11pt" style:font-weight-asian="normal" style:font-name-complex="Arial" style:font-size-complex="11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3af079" officeooo:paragraph-rsid="003af079" style:font-size-asian="11pt" style:font-weight-asian="normal" style:font-name-complex="Arial" style:font-size-complex="11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1cfde" officeooo:paragraph-rsid="0041cfde" style:font-size-asian="11pt" style:font-weight-asian="normal" style:font-name-complex="Arial" style:font-size-complex="11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21e8d" officeooo:paragraph-rsid="00421e8d" style:font-size-asian="11pt" style:font-weight-asian="normal" style:font-name-complex="Arial" style:font-size-complex="11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3dda69" officeooo:paragraph-rsid="003dda69" style:font-size-asian="11pt" style:font-weight-asian="normal" style:font-name-complex="Arial" style:font-size-complex="11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36453" officeooo:paragraph-rsid="00436453" style:font-size-asian="11pt" style:font-weight-asian="normal" style:font-name-complex="Arial" style:font-size-complex="11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3b2b54" officeooo:paragraph-rsid="003b2b54" style:font-size-asian="11pt" style:font-weight-asian="normal" style:font-name-complex="Arial" style:font-size-complex="11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3b5fb" officeooo:paragraph-rsid="0043b5fb" style:font-size-asian="11pt" style:font-weight-asian="normal" style:font-name-complex="Arial" style:font-size-complex="11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41962" officeooo:paragraph-rsid="00441962" style:font-size-asian="11pt" style:font-weight-asian="normal" style:font-name-complex="Arial" style:font-size-complex="11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668bb" officeooo:paragraph-rsid="004668bb" style:font-size-asian="11pt" style:font-weight-asian="normal" style:font-name-complex="Arial" style:font-size-complex="11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5a07c" officeooo:paragraph-rsid="0045a07c" style:font-size-asian="11pt" style:font-weight-asian="normal" style:font-name-complex="Arial" style:font-size-complex="11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b052d" officeooo:paragraph-rsid="004b052d" style:font-size-asian="11pt" style:font-weight-asian="normal" style:font-name-complex="Arial" style:font-size-complex="11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98327" officeooo:paragraph-rsid="00498327" style:font-size-asian="11pt" style:font-weight-asian="normal" style:font-name-complex="Arial" style:font-size-complex="11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4ea8a2" officeooo:paragraph-rsid="004ea8a2" style:font-size-asian="11pt" style:font-weight-asian="normal" style:font-name-complex="Arial" style:font-size-complex="11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52f984" officeooo:paragraph-rsid="0052f984" style:font-size-asian="11pt" style:font-weight-asian="normal" style:font-name-complex="Arial" style:font-size-complex="11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557867" officeooo:paragraph-rsid="006364be" style:font-size-asian="11pt" style:font-weight-asian="normal" style:font-name-complex="Arial" style:font-size-complex="11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817ba" officeooo:paragraph-rsid="006817ba" style:font-size-asian="11pt" style:font-weight-asian="normal" style:font-name-complex="Arial" style:font-size-complex="11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b188f" officeooo:paragraph-rsid="006b188f" style:font-size-asian="11pt" style:font-weight-asian="normal" style:font-name-complex="Arial" style:font-size-complex="11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b4f87" officeooo:paragraph-rsid="006b4f87" style:font-size-asian="11pt" style:font-weight-asian="normal" style:font-name-complex="Arial" style:font-size-complex="11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b4f87" officeooo:paragraph-rsid="006bac1e" style:font-size-asian="11pt" style:font-weight-asian="normal" style:font-name-complex="Arial" style:font-size-complex="11pt" style:font-weight-complex="normal"/>
    </style:style>
    <style:style style:name="P76" style:family="paragraph" style:parent-style-name="Standard" style:list-style-name="L4">
      <style:paragraph-properties fo:text-align="justify" style:justify-single-word="false"/>
      <style:text-properties style:font-name="Arial" fo:font-size="11pt" style:text-underline-style="none" fo:font-weight="normal" officeooo:rsid="006b4f87" officeooo:paragraph-rsid="006d7cb1" style:font-size-asian="11pt" style:font-weight-asian="normal" style:font-name-complex="Arial" style:font-size-complex="11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d7cb1" officeooo:paragraph-rsid="006d7cb1" style:font-size-asian="11pt" style:font-weight-asian="normal" style:font-name-complex="Arial" style:font-size-complex="11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5f0765" officeooo:paragraph-rsid="005f0765" style:font-size-asian="11pt" style:font-weight-asian="normal" style:font-name-complex="Arial" style:font-size-complex="11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059c0" officeooo:paragraph-rsid="006059c0" style:font-size-asian="11pt" style:font-weight-asian="normal" style:font-name-complex="Arial" style:font-size-complex="11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5a99b7" officeooo:paragraph-rsid="005a99b7" style:font-size-asian="11pt" style:font-weight-asian="normal" style:font-name-complex="Arial" style:font-size-complex="11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5a99b7" officeooo:paragraph-rsid="005d16d3" style:font-size-asian="11pt" style:font-weight-asian="normal" style:font-name-complex="Arial" style:font-size-complex="11pt" style:font-weight-complex="normal"/>
    </style:style>
    <style:style style:name="P82" style:family="paragraph" style:parent-style-name="Standard" style:list-style-name="L4">
      <style:paragraph-properties fo:text-align="justify" style:justify-single-word="false"/>
      <style:text-properties style:font-name="Arial" fo:font-size="11pt" style:text-underline-style="none" fo:font-weight="normal" officeooo:rsid="0071aa7d" officeooo:paragraph-rsid="0071aa7d" style:font-size-asian="11pt" style:font-weight-asian="normal" style:font-name-complex="Arial" style:font-size-complex="11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e695a" officeooo:paragraph-rsid="006e695a" style:font-size-asian="11pt" style:font-weight-asian="normal" style:font-name-complex="Arial" style:font-size-complex="11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54183" officeooo:paragraph-rsid="00654183" style:font-size-asian="11pt" style:font-weight-asian="normal" style:font-name-complex="Arial" style:font-size-complex="11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557eb" officeooo:paragraph-rsid="006557eb" style:font-size-asian="11pt" style:font-weight-asian="normal" style:font-name-complex="Arial" style:font-size-complex="11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673726" officeooo:paragraph-rsid="00673726" style:font-size-asian="11pt" style:font-weight-asian="normal" style:font-name-complex="Arial" style:font-size-complex="11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9c264" officeooo:paragraph-rsid="0079c264" style:font-size-asian="11pt" style:font-weight-asian="normal" style:font-name-complex="Arial" style:font-size-complex="11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a6340" officeooo:paragraph-rsid="007a6340" style:font-size-asian="11pt" style:font-weight-asian="normal" style:font-name-complex="Arial" style:font-size-complex="11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ada93" officeooo:paragraph-rsid="007ada93" style:font-size-asian="11pt" style:font-weight-asian="normal" style:font-name-complex="Arial" style:font-size-complex="11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fafd0" officeooo:paragraph-rsid="007fafd0" style:font-size-asian="11pt" style:font-weight-asian="normal" style:font-name-complex="Arial" style:font-size-complex="11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fafd0" officeooo:paragraph-rsid="00814d57" style:font-size-asian="11pt" style:font-weight-asian="normal" style:font-name-complex="Arial" style:font-size-complex="11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814d57" officeooo:paragraph-rsid="00814d57" style:font-size-asian="11pt" style:font-weight-asian="normal" style:font-name-complex="Arial" style:font-size-complex="11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81b0c0" officeooo:paragraph-rsid="0081b0c0" style:font-size-asian="11pt" style:font-weight-asian="normal" style:font-name-complex="Arial" style:font-size-complex="11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827367" officeooo:paragraph-rsid="00827367" style:font-size-asian="11pt" style:font-weight-asian="normal" style:font-name-complex="Arial" style:font-size-complex="11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bc9d7" officeooo:paragraph-rsid="007bc9d7" style:font-size-asian="11pt" style:font-weight-asian="normal" style:font-name-complex="Arial" style:font-size-complex="11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7e9af8" officeooo:paragraph-rsid="007e9af8" style:font-size-asian="11pt" style:font-weight-asian="normal" style:font-name-complex="Arial" style:font-size-complex="11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bold" officeooo:rsid="00439669" officeooo:paragraph-rsid="00439669" style:font-size-asian="11pt" style:font-weight-asian="bold" style:font-name-complex="Arial" style:font-size-complex="11pt" style:font-weight-complex="bold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bold" officeooo:rsid="005033be" officeooo:paragraph-rsid="005033be" style:font-size-asian="11pt" style:font-weight-asian="bold" style:font-name-complex="Arial" style:font-size-complex="11pt" style:font-weight-complex="bold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bold" officeooo:rsid="0079c264" officeooo:paragraph-rsid="0079c264" style:font-size-asian="11pt" style:font-weight-asian="bold" style:font-name-complex="Arial" style:font-size-complex="11pt" style:font-weight-complex="bold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bold" officeooo:rsid="007ada93" officeooo:paragraph-rsid="007ada93" style:font-size-asian="11pt" style:font-weight-asian="bold" style:font-name-complex="Arial" style:font-size-complex="11pt" style:font-weight-complex="bold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Arial" fo:font-size="11pt" fo:font-weight="bold" officeooo:paragraph-rsid="007bc9d7" style:font-size-asian="11pt" style:font-weight-asian="bold" style:font-name-complex="Arial" style:font-size-complex="11pt"/>
    </style:style>
    <style:style style:name="P102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3" style:family="paragraph" style:parent-style-name="Standard" style:list-style-name="WW8Num7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4" style:family="paragraph" style:parent-style-name="Standard" style:list-style-name="WW8Num7">
      <style:paragraph-properties fo:text-align="justify" style:justify-single-word="false">
        <style:tab-stops>
          <style:tab-stop style:position="5.0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05" style:family="paragraph" style:parent-style-name="Standard" style:list-style-name="WW8Num4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06" style:family="paragraph" style:parent-style-name="Standard" style:list-style-name="WW8Num6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107" style:family="paragraph" style:parent-style-name="Standard" style:list-style-name="WW8Num5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8" style:family="paragraph" style:parent-style-name="Standard" style:list-style-name="WW8Num8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9" style:family="paragraph" style:parent-style-name="Standard" style:list-style-name="L3">
      <style:paragraph-properties fo:text-align="start" style:justify-single-word="false"/>
      <style:text-properties officeooo:paragraph-rsid="000fd4a6"/>
    </style:style>
    <style:style style:name="P110" style:family="paragraph" style:parent-style-name="Standard" style:list-style-name="L3">
      <style:paragraph-properties fo:text-align="start" style:justify-single-word="false"/>
      <style:text-properties officeooo:paragraph-rsid="0012ddda"/>
    </style:style>
    <style:style style:name="P111" style:family="paragraph" style:parent-style-name="Standard" style:list-style-name="L3">
      <style:paragraph-properties fo:text-align="start" style:justify-single-word="false"/>
      <style:text-properties officeooo:rsid="008b862c" officeooo:paragraph-rsid="008b862c"/>
    </style:style>
    <style:style style:name="P112" style:family="paragraph" style:parent-style-name="Standard" style:list-style-name="L4">
      <style:paragraph-properties fo:text-align="start" style:justify-single-word="false"/>
      <style:text-properties fo:font-style="normal" fo:font-weight="bold" officeooo:rsid="0022c59a" officeooo:paragraph-rsid="0022c59a" style:font-style-asian="normal" style:font-weight-asian="bold" style:font-style-complex="normal" style:font-weight-complex="bold"/>
    </style:style>
    <style:style style:name="P113" style:family="paragraph" style:parent-style-name="Standard" style:list-style-name="L4">
      <style:paragraph-properties fo:text-align="start" style:justify-single-word="false"/>
      <style:text-properties fo:font-weight="normal" officeooo:paragraph-rsid="00230de0" style:font-weight-asian="normal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fo:font-weight="normal" officeooo:paragraph-rsid="0023bb99" style:font-weight-asian="normal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fo:font-weight="normal" officeooo:paragraph-rsid="00258bb1" style:font-weight-asian="normal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fo:font-weight="normal" officeooo:paragraph-rsid="0026ac44" style:font-weight-asian="normal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fo:font-weight="normal" officeooo:rsid="0037d67e" officeooo:paragraph-rsid="0037d67e" style:font-weight-asian="normal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fo:font-weight="normal" officeooo:rsid="0036345f" officeooo:paragraph-rsid="003c92d5" style:font-weight-asian="normal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fo:font-weight="normal" officeooo:rsid="0036345f" officeooo:paragraph-rsid="0036345f" style:font-weight-asian="normal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fo:font-weight="normal" officeooo:rsid="003be3bd" officeooo:paragraph-rsid="003be3bd" style:font-weight-asian="normal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fo:font-weight="normal" officeooo:rsid="003ff4d0" officeooo:paragraph-rsid="003ff4d0" style:font-weight-asian="normal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fo:font-weight="normal" officeooo:rsid="00441962" officeooo:paragraph-rsid="00441962" style:font-weight-asian="normal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fo:font-weight="normal" officeooo:rsid="0047eab6" officeooo:paragraph-rsid="0047eab6" style:font-weight-asian="normal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fo:font-weight="normal" officeooo:rsid="0043b5fb" officeooo:paragraph-rsid="0043b5fb" style:font-weight-asian="normal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fo:font-weight="normal" officeooo:rsid="00498327" officeooo:paragraph-rsid="00498327" style:font-weight-asian="normal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fo:font-weight="normal" officeooo:rsid="0050bf6f" officeooo:paragraph-rsid="0050bf6f" style:font-weight-asian="normal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fo:font-weight="normal" officeooo:rsid="0052f984" officeooo:paragraph-rsid="0052f984" style:font-weight-asian="normal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fo:font-weight="normal" officeooo:rsid="00557867" officeooo:paragraph-rsid="006364be" style:font-weight-asian="normal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fo:font-weight="normal" officeooo:rsid="006817ba" officeooo:paragraph-rsid="006817ba" style:font-weight-asian="normal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fo:font-weight="normal" officeooo:rsid="006b4f87" officeooo:paragraph-rsid="006b4f87" style:font-weight-asian="normal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fo:font-weight="normal" officeooo:rsid="006059c0" officeooo:paragraph-rsid="006059c0" style:font-weight-asian="normal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fo:font-weight="normal" officeooo:rsid="0062cd36" officeooo:paragraph-rsid="0062cd36" style:font-weight-asian="normal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fo:font-weight="normal" officeooo:rsid="006e695a" officeooo:paragraph-rsid="006e695a" style:font-weight-asian="normal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fo:font-weight="bold" officeooo:rsid="0034438b" officeooo:paragraph-rsid="0034438b" style:font-weight-asian="bold" style:font-weight-complex="bold"/>
    </style:style>
    <style:style style:name="P135" style:family="paragraph" style:parent-style-name="Standard" style:list-style-name="L4">
      <style:paragraph-properties fo:text-align="start" style:justify-single-word="false"/>
      <style:text-properties fo:font-weight="bold" officeooo:rsid="00439669" officeooo:paragraph-rsid="00439669" style:font-weight-asian="bold" style:font-weight-complex="bold"/>
    </style:style>
    <style:style style:name="P136" style:family="paragraph" style:parent-style-name="Standard" style:list-style-name="L4">
      <style:paragraph-properties fo:text-align="start" style:justify-single-word="false"/>
      <style:text-properties fo:font-weight="bold" officeooo:rsid="004eff80" officeooo:paragraph-rsid="004eff80" style:font-weight-asian="bold" style:font-weight-complex="bold"/>
    </style:style>
    <style:style style:name="P137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5a99b7" officeooo:paragraph-rsid="00713aff" style:font-weight-asian="normal" style:font-weight-complex="normal"/>
    </style:style>
    <style:style style:name="P138" style:family="paragraph" style:parent-style-name="Standard" style:list-style-name="WW8Num7">
      <style:paragraph-properties fo:text-align="justify" style:justify-single-word="false">
        <style:tab-stops>
          <style:tab-stop style:position="5.054cm"/>
        </style:tab-stops>
      </style:paragraph-properties>
    </style:style>
    <style:style style:name="P139" style:family="paragraph" style:parent-style-name="Standard" style:list-style-name="WW8Num4">
      <style:paragraph-properties fo:text-align="justify" style:justify-single-word="false">
        <style:tab-stops>
          <style:tab-stop style:position="2.54cm"/>
        </style:tab-stops>
      </style:paragraph-properties>
    </style:style>
    <style:style style:name="P140" style:family="paragraph" style:parent-style-name="Standard">
      <style:paragraph-properties fo:text-align="justify" style:justify-single-word="false"/>
      <style:text-properties style:font-name="Abadi MT Condensed Light" style:font-name-complex="Arial"/>
    </style:style>
    <style:style style:name="P141" style:family="paragraph" style:parent-style-name="Standard" style:list-style-name="L2">
      <style:paragraph-properties fo:margin-top="0cm" fo:margin-bottom="0cm" loext:contextual-spacing="false" fo:text-align="start" style:justify-single-word="false" style:shadow="none" style:writing-mode="lr-tb"/>
      <style:text-properties style:font-name="Arial" fo:font-size="11pt" style:text-underline-style="none" fo:font-weight="normal" officeooo:rsid="001a3ccb" officeooo:paragraph-rsid="001a3ccb" style:font-size-asian="11pt" style:font-weight-asian="normal" style:font-name-complex="Arial" style:font-size-complex="11pt" style:font-weight-complex="normal"/>
    </style:style>
    <style:style style:name="P142" style:family="paragraph" style:parent-style-name="Standard" style:list-style-name="L2">
      <style:paragraph-properties fo:margin-top="0cm" fo:margin-bottom="0cm" loext:contextual-spacing="false" fo:text-align="start" style:justify-single-word="false" style:shadow="none" style:writing-mode="lr-tb"/>
      <style:text-properties style:font-name="Arial" fo:font-size="11pt" style:text-underline-style="none" fo:font-weight="normal" officeooo:rsid="001dc393" officeooo:paragraph-rsid="001dc393" style:font-size-asian="11pt" style:font-weight-asian="normal" style:font-name-complex="Arial" style:font-size-complex="11pt" style:font-weight-complex="normal"/>
    </style:style>
    <style:style style:name="P143" style:family="paragraph" style:parent-style-name="Standard" style:list-style-name="L2">
      <style:paragraph-properties fo:margin-top="0cm" fo:margin-bottom="0cm" loext:contextual-spacing="false" fo:text-align="start" style:justify-single-word="false" style:shadow="none" style:writing-mode="lr-tb"/>
      <style:text-properties style:font-name="Arial" fo:font-size="11pt" fo:font-weight="normal" officeooo:rsid="0090deda" officeooo:paragraph-rsid="0090deda" style:font-size-asian="11pt" style:font-weight-asian="normal" style:font-name-complex="Arial" style:font-size-complex="11pt" style:font-weight-complex="normal"/>
    </style:style>
    <style:style style:name="P144" style:family="paragraph" style:parent-style-name="Title" style:master-page-name="Standard">
      <style:paragraph-properties style:page-number="auto"/>
    </style:style>
    <style:style style:name="P145" style:family="paragraph" style:parent-style-name="Text_20_body" style:list-style-name="L1"/>
    <style:style style:name="P146" style:family="paragraph" style:parent-style-name="Text_20_body" style:list-style-name="L1">
      <style:text-properties officeooo:paragraph-rsid="00018b45"/>
    </style:style>
    <style:style style:name="P147" style:family="paragraph" style:parent-style-name="Text_20_body" style:list-style-name="L1">
      <style:text-properties officeooo:rsid="00018b45" officeooo:paragraph-rsid="00018b45"/>
    </style:style>
    <style:style style:name="P148" style:family="paragraph" style:parent-style-name="Text_20_body" style:list-style-name="L1">
      <style:text-properties officeooo:rsid="00018b45" officeooo:paragraph-rsid="00037c6f"/>
    </style:style>
    <style:style style:name="P149" style:family="paragraph" style:parent-style-name="Text_20_body" style:list-style-name="L1">
      <style:text-properties officeooo:rsid="00018b45" officeooo:paragraph-rsid="0001945e"/>
    </style:style>
    <style:style style:name="P150" style:family="paragraph" style:parent-style-name="Text_20_body" style:list-style-name="L1">
      <style:text-properties officeooo:rsid="00018b45" officeooo:paragraph-rsid="000815f8"/>
    </style:style>
    <style:style style:name="P151" style:family="paragraph" style:parent-style-name="Text_20_body" style:list-style-name="L1">
      <style:text-properties officeooo:rsid="00037c6f" officeooo:paragraph-rsid="00037c6f"/>
    </style:style>
    <style:style style:name="P152" style:family="paragraph" style:parent-style-name="Text_20_body" style:list-style-name="L1">
      <style:text-properties officeooo:rsid="002aae3c" officeooo:paragraph-rsid="002aae3c"/>
    </style:style>
    <style:style style:name="P153" style:family="paragraph" style:parent-style-name="Text_20_body" style:list-style-name="L1">
      <style:text-properties officeooo:rsid="002838af" officeooo:paragraph-rsid="002838af"/>
    </style:style>
    <style:style style:name="P154" style:family="paragraph" style:parent-style-name="Text_20_body" style:list-style-name="L1">
      <style:text-properties officeooo:rsid="0005900a" officeooo:paragraph-rsid="0005900a"/>
    </style:style>
    <style:style style:name="P155" style:family="paragraph" style:parent-style-name="Text_20_body" style:list-style-name="L1">
      <style:text-properties officeooo:rsid="002ffcc6" officeooo:paragraph-rsid="002ffcc6"/>
    </style:style>
    <style:style style:name="P156" style:family="paragraph" style:parent-style-name="Text_20_body" style:list-style-name="L1">
      <style:text-properties officeooo:rsid="002b4ec5" officeooo:paragraph-rsid="002b4ec5"/>
    </style:style>
    <style:style style:name="P157" style:family="paragraph" style:parent-style-name="Text_20_body" style:list-style-name="L1">
      <style:text-properties officeooo:rsid="002cea0d" officeooo:paragraph-rsid="002cea0d"/>
    </style:style>
    <style:style style:name="P158" style:family="paragraph" style:parent-style-name="Text_20_body" style:list-style-name="L1">
      <style:text-properties officeooo:rsid="002ffa77" officeooo:paragraph-rsid="002ffa77"/>
    </style:style>
    <style:style style:name="P159" style:family="paragraph" style:parent-style-name="Text_20_body" style:list-style-name="L1">
      <style:text-properties officeooo:rsid="0030b161" officeooo:paragraph-rsid="0030b161"/>
    </style:style>
    <style:style style:name="P160" style:family="paragraph" style:parent-style-name="Text_20_body" style:list-style-name="L1">
      <style:text-properties officeooo:rsid="007580a9" officeooo:paragraph-rsid="007580a9"/>
    </style:style>
    <style:style style:name="P161" style:family="paragraph" style:parent-style-name="Text_20_body" style:list-style-name="L1">
      <style:text-properties officeooo:rsid="0075bbb3" officeooo:paragraph-rsid="0075bbb3"/>
    </style:style>
    <style:style style:name="P162" style:family="paragraph" style:parent-style-name="Text_20_body" style:list-style-name="L1">
      <style:text-properties officeooo:rsid="0083aace" officeooo:paragraph-rsid="0083aace"/>
    </style:style>
    <style:style style:name="P163" style:family="paragraph" style:parent-style-name="Text_20_body" style:list-style-name="L1">
      <style:text-properties officeooo:rsid="008677f9" officeooo:paragraph-rsid="008677f9"/>
    </style:style>
    <style:style style:name="P164" style:family="paragraph" style:parent-style-name="Text_20_body" style:list-style-name="L1">
      <style:text-properties officeooo:rsid="0084e388" officeooo:paragraph-rsid="0084e388"/>
    </style:style>
    <style:style style:name="P165" style:family="paragraph" style:parent-style-name="Text_20_body" style:list-style-name="L1">
      <style:text-properties officeooo:rsid="0084f4c5" officeooo:paragraph-rsid="0084f4c5"/>
    </style:style>
    <style:style style:name="P166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fo:font-weight="normal" officeooo:rsid="0005d281" officeooo:paragraph-rsid="0005d281" style:font-weight-asian="normal" style:font-weight-complex="normal"/>
    </style:style>
    <style:style style:name="P167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paragraph-rsid="0005d281" style:font-size-asian="11pt" style:font-weight-asian="normal" style:font-name-complex="Arial" style:font-size-complex="11pt" style:font-weight-complex="normal"/>
    </style:style>
    <style:style style:name="P168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paragraph-rsid="000a8c2c" style:font-size-asian="11pt" style:font-weight-asian="normal" style:font-name-complex="Arial" style:font-size-complex="11pt" style:font-weight-complex="normal"/>
    </style:style>
    <style:style style:name="P169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rsid="00064d61" officeooo:paragraph-rsid="00064d61" style:font-size-asian="11pt" style:font-weight-asian="normal" style:font-name-complex="Arial" style:font-size-complex="11pt" style:font-weight-complex="normal"/>
    </style:style>
    <style:style style:name="P170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rsid="000815f8" officeooo:paragraph-rsid="000815f8" style:font-size-asian="11pt" style:font-weight-asian="normal" style:font-name-complex="Arial" style:font-size-complex="11pt" style:font-weight-complex="normal"/>
    </style:style>
    <style:style style:name="P171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rsid="0014d02b" officeooo:paragraph-rsid="0014d02b" style:font-size-asian="11pt" style:font-weight-asian="normal" style:font-name-complex="Arial" style:font-size-complex="11pt" style:font-weight-complex="normal"/>
    </style:style>
    <style:style style:name="P172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rsid="001fb521" officeooo:paragraph-rsid="001fb521" style:font-size-asian="11pt" style:font-weight-asian="normal" style:font-name-complex="Arial" style:font-size-complex="11pt" style:font-weight-complex="normal"/>
    </style:style>
    <style:style style:name="P173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rsid="00167862" officeooo:paragraph-rsid="00167862" style:font-size-asian="11pt" style:font-weight-asian="normal" style:font-name-complex="Arial" style:font-size-complex="11pt" style:font-weight-complex="normal"/>
    </style:style>
    <style:style style:name="P174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style:text-underline-style="none" fo:font-weight="normal" officeooo:rsid="00172697" officeooo:paragraph-rsid="00172697" style:font-size-asian="11pt" style:font-weight-asian="normal" style:font-name-complex="Arial" style:font-size-complex="11pt" style:font-weight-complex="normal"/>
    </style:style>
    <style:style style:name="P175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fo:font-weight="normal" officeooo:paragraph-rsid="000a8c2c" style:font-size-asian="11pt" style:font-weight-asian="normal" style:font-name-complex="Arial" style:font-size-complex="11pt" style:font-weight-complex="normal"/>
    </style:style>
    <style:style style:name="P176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fo:font-weight="normal" officeooo:paragraph-rsid="000c5799" style:font-size-asian="11pt" style:font-weight-asian="normal" style:font-name-complex="Arial" style:font-size-complex="11pt" style:font-weight-complex="normal"/>
    </style:style>
    <style:style style:name="P177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fo:font-weight="normal" officeooo:paragraph-rsid="000d0a60" style:font-size-asian="11pt" style:font-weight-asian="normal" style:font-name-complex="Arial" style:font-size-complex="11pt" style:font-weight-complex="normal"/>
    </style:style>
    <style:style style:name="P178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font-name="Arial" fo:font-size="11pt" fo:font-weight="normal" officeooo:rsid="00781214" officeooo:paragraph-rsid="00781214" style:font-size-asian="11pt" style:font-weight-asian="normal" style:font-name-complex="Arial" style:font-size-complex="11pt" style:font-weight-complex="normal"/>
    </style:style>
    <style:style style:name="P179" style:family="paragraph" style:parent-style-name="Text_20_body" style:list-style-name="L2">
      <style:paragraph-properties fo:margin-top="0cm" fo:margin-bottom="0cm" loext:contextual-spacing="false" fo:text-align="start" style:justify-single-word="false" style:shadow="none" style:writing-mode="lr-tb"/>
      <style:text-properties style:font-name="Arial" fo:font-size="11pt" fo:font-weight="normal" officeooo:rsid="008f8a8b" officeooo:paragraph-rsid="008f8a8b" style:font-size-asian="11pt" style:font-weight-asian="normal" style:font-name-complex="Arial" style:font-size-complex="11pt" style:font-weight-complex="normal"/>
    </style:style>
    <style:style style:name="P180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style:text-underline-style="none" officeooo:paragraph-rsid="0005d281"/>
    </style:style>
    <style:style style:name="P181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officeooo:rsid="001fb521" officeooo:paragraph-rsid="001fb521"/>
    </style:style>
    <style:style style:name="P182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officeooo:rsid="0014d02b" officeooo:paragraph-rsid="0014d02b"/>
    </style:style>
    <style:style style:name="P183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officeooo:paragraph-rsid="000a8c2c"/>
    </style:style>
    <style:style style:name="P184" style:family="paragraph" style:parent-style-name="Text_20_body" style:list-style-name="L2">
      <style:paragraph-properties fo:margin-top="0cm" fo:margin-bottom="0cm" loext:contextual-spacing="false" style:shadow="none" style:writing-mode="lr-tb"/>
      <style:text-properties officeooo:paragraph-rsid="000d0a60"/>
    </style:style>
    <style:style style:name="P185" style:family="paragraph" style:parent-style-name="Text_20_body" style:list-style-name="L2">
      <style:paragraph-properties fo:margin-top="0cm" fo:margin-bottom="0cm" loext:contextual-spacing="false" fo:text-align="start" style:justify-single-word="false" style:shadow="none" style:writing-mode="lr-tb"/>
      <style:text-properties officeooo:paragraph-rsid="000fed5b"/>
    </style:style>
    <style:style style:name="P18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loext:padding="0cm" loext:border="0.51pt solid #000000"/>
    </style:style>
    <style:style style:name="T4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officeooo:rsid="000010ef" style:font-size-asian="11pt" style:font-name-complex="Arial" style:font-size-complex="11pt"/>
    </style:style>
    <style:style style:name="T7" style:family="text">
      <style:text-properties style:font-name="Arial" fo:font-size="11pt" officeooo:rsid="00230de0" style:font-size-asian="11pt" style:font-name-complex="Arial" style:font-size-complex="11pt"/>
    </style:style>
    <style:style style:name="T8" style:family="text">
      <style:text-properties style:font-name="Arial" fo:font-size="11pt" officeooo:rsid="0023bb99" style:font-size-asian="11pt" style:font-name-complex="Arial" style:font-size-complex="11pt"/>
    </style:style>
    <style:style style:name="T9" style:family="text">
      <style:text-properties style:font-name="Arial" fo:font-size="11pt" officeooo:rsid="0026ac44" style:font-size-asian="11pt" style:font-name-complex="Arial" style:font-size-complex="11pt"/>
    </style:style>
    <style:style style:name="T10" style:family="text">
      <style:text-properties style:font-name="Arial" fo:font-size="11pt" officeooo:rsid="002ffcc6" style:font-size-asian="11pt" style:font-name-complex="Arial" style:font-size-complex="11pt"/>
    </style:style>
    <style:style style:name="T11" style:family="text">
      <style:text-properties style:font-name="Arial" fo:font-size="11pt" officeooo:rsid="0037d67e" style:font-size-asian="11pt" style:font-name-complex="Arial" style:font-size-complex="11pt"/>
    </style:style>
    <style:style style:name="T12" style:family="text">
      <style:text-properties style:font-name="Arial" fo:font-size="11pt" officeooo:rsid="00713aff" style:font-size-asian="11pt" style:font-name-complex="Arial" style:font-size-complex="11pt"/>
    </style:style>
    <style:style style:name="T13" style:family="text">
      <style:text-properties style:font-name="Arial" fo:font-size="11pt" officeooo:rsid="0071aa7d" style:font-size-asian="11pt" style:font-name-complex="Arial" style:font-size-complex="11pt"/>
    </style:style>
    <style:style style:name="T14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5" style:family="text">
      <style:text-properties style:font-name="Arial" fo:font-size="11pt" style:font-name-asian="Arial" style:font-size-asian="11pt" style:font-name-complex="Arial" style:font-size-complex="11pt"/>
    </style:style>
    <style:style style:name="T16" style:family="text">
      <style:text-properties style:font-name="Arial" fo:font-size="11pt" officeooo:rsid="000010ef" style:font-name-asian="Arial" style:font-size-asian="11pt" style:font-name-complex="Arial" style:font-size-complex="11pt"/>
    </style:style>
    <style:style style:name="T17" style:family="text">
      <style:text-properties style:font-name="Arial" fo:font-size="11pt" officeooo:rsid="00018b45" style:font-name-asian="Arial" style:font-size-asian="11pt" style:font-name-complex="Arial" style:font-size-complex="11pt"/>
    </style:style>
    <style:style style:name="T1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9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normal" officeooo:rsid="0005d281" style:font-size-asian="11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normal" officeooo:rsid="000a8c2c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officeooo:rsid="000d0a60" style:font-size-asian="11pt" style:font-weight-asian="normal" style:font-name-complex="Arial" style:font-size-complex="11pt" style:font-weight-complex="normal"/>
    </style:style>
    <style:style style:name="T23" style:family="text">
      <style:text-properties style:font-name="Arial" fo:font-size="11pt" fo:font-weight="normal" officeooo:rsid="000ec750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Arial" fo:font-size="11pt" fo:font-weight="normal" officeooo:rsid="000fd4a6" style:font-size-asian="11pt" style:font-weight-asian="normal" style:font-name-complex="Arial" style:font-size-complex="11pt" style:font-weight-complex="normal"/>
    </style:style>
    <style:style style:name="T25" style:family="text">
      <style:text-properties style:font-name="Arial" fo:font-size="11pt" fo:font-weight="normal" officeooo:rsid="000fed5b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Arial" fo:font-size="11pt" fo:font-weight="normal" officeooo:rsid="0012bfe1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Arial" fo:font-size="11pt" fo:font-weight="normal" officeooo:rsid="0012ddda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Arial" fo:font-size="11pt" fo:font-weight="normal" officeooo:rsid="008c6d81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Arial" fo:font-size="11pt" fo:font-weight="normal" officeooo:rsid="008e6662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Arial" fo:font-size="11pt" fo:font-weight="normal" officeooo:rsid="008f8a8b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Arial" fo:font-size="11pt" style:text-underline-style="none" fo:font-weight="normal" officeooo:rsid="0015f2f1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Arial" fo:font-size="11pt" style:text-underline-style="none" fo:font-weight="normal" officeooo:rsid="00167862" style:font-size-asian="11pt" style:font-weight-asian="normal" style:font-name-complex="Arial" style:font-size-complex="11pt" style:font-weight-complex="normal"/>
    </style:style>
    <style:style style:name="T34" style:family="text">
      <style:text-properties style:font-name="Arial" fo:font-size="11pt" style:text-underline-style="none" fo:font-weight="normal" officeooo:rsid="00212cca" style:font-size-asian="11pt" style:font-weight-asian="normal" style:font-name-complex="Arial" style:font-size-complex="11pt" style:font-weight-complex="normal"/>
    </style:style>
    <style:style style:name="T35" style:family="text">
      <style:text-properties style:font-name="Arial" fo:font-size="11pt" style:text-underline-style="none" style:font-size-asian="11pt" style:font-name-complex="Arial" style:font-size-complex="11pt"/>
    </style:style>
    <style:style style:name="T36" style:family="text">
      <style:text-properties style:font-name="Arial" fo:font-size="11pt" style:text-underline-style="none" officeooo:rsid="0038e159" style:font-size-asian="11pt" style:font-name-complex="Arial" style:font-size-complex="11pt"/>
    </style:style>
    <style:style style:name="T37" style:family="text">
      <style:text-properties style:font-name="Arial" fo:font-size="11pt" style:text-underline-style="none" officeooo:rsid="0039ec9f" style:font-size-asian="11pt" style:font-name-complex="Arial" style:font-size-complex="11pt"/>
    </style:style>
    <style:style style:name="T38" style:family="text">
      <style:text-properties style:font-name="Arial" fo:font-size="11pt" style:text-underline-style="none" officeooo:rsid="003db631" style:font-size-asian="11pt" style:font-name-complex="Arial" style:font-size-complex="11pt"/>
    </style:style>
    <style:style style:name="T39" style:family="text">
      <style:text-properties style:font-name="Arial" fo:font-size="11pt" style:text-underline-style="none" officeooo:rsid="003f4e94" style:font-size-asian="11pt" style:font-name-complex="Arial" style:font-size-complex="11pt"/>
    </style:style>
    <style:style style:name="T40" style:family="text">
      <style:text-properties style:font-name="Arial" fo:font-size="11pt" style:text-underline-style="none" officeooo:rsid="003fc614" style:font-size-asian="11pt" style:font-name-complex="Arial" style:font-size-complex="11pt"/>
    </style:style>
    <style:style style:name="T41" style:family="text">
      <style:text-properties style:font-name="Arial" fo:font-size="11pt" style:text-underline-style="none" officeooo:rsid="003fd15e" style:font-size-asian="11pt" style:font-name-complex="Arial" style:font-size-complex="11pt"/>
    </style:style>
    <style:style style:name="T42" style:family="text">
      <style:text-properties style:font-name="Arial" fo:font-size="11pt" style:text-underline-style="none" officeooo:rsid="003ff4d0" style:font-size-asian="11pt" style:font-name-complex="Arial" style:font-size-complex="11pt"/>
    </style:style>
    <style:style style:name="T43" style:family="text">
      <style:text-properties style:font-name="Arial" fo:font-size="11pt" style:text-underline-style="none" officeooo:rsid="003b2b54" style:font-size-asian="11pt" style:font-name-complex="Arial" style:font-size-complex="11pt"/>
    </style:style>
    <style:style style:name="T44" style:family="text">
      <style:text-properties style:font-name="Arial" fo:font-size="11pt" style:text-underline-style="none" officeooo:rsid="00439669" style:font-size-asian="11pt" style:font-name-complex="Arial" style:font-size-complex="11pt"/>
    </style:style>
    <style:style style:name="T45" style:family="text">
      <style:text-properties style:font-name="Arial" fo:font-size="11pt" style:text-underline-style="none" officeooo:rsid="0044c688" style:font-size-asian="11pt" style:font-name-complex="Arial" style:font-size-complex="11pt"/>
    </style:style>
    <style:style style:name="T46" style:family="text">
      <style:text-properties style:font-name="Arial" fo:font-size="11pt" style:text-underline-style="none" officeooo:rsid="0045a07c" style:font-size-asian="11pt" style:font-name-complex="Arial" style:font-size-complex="11pt"/>
    </style:style>
    <style:style style:name="T47" style:family="text">
      <style:text-properties style:font-name="Arial" fo:font-size="11pt" style:text-underline-style="none" officeooo:rsid="0049157e" style:font-size-asian="11pt" style:font-name-complex="Arial" style:font-size-complex="11pt"/>
    </style:style>
    <style:style style:name="T48" style:family="text">
      <style:text-properties style:font-name="Arial" fo:font-size="11pt" style:text-underline-style="none" officeooo:rsid="004a728a" style:font-size-asian="11pt" style:font-name-complex="Arial" style:font-size-complex="11pt"/>
    </style:style>
    <style:style style:name="T49" style:family="text">
      <style:text-properties style:font-name="Arial" fo:font-size="11pt" style:text-underline-style="none" officeooo:rsid="004ca0dc" style:font-size-asian="11pt" style:font-name-complex="Arial" style:font-size-complex="11pt"/>
    </style:style>
    <style:style style:name="T50" style:family="text">
      <style:text-properties style:font-name="Arial" fo:font-size="11pt" style:text-underline-style="none" officeooo:rsid="00521b93" style:font-size-asian="11pt" style:font-name-complex="Arial" style:font-size-complex="11pt"/>
    </style:style>
    <style:style style:name="T51" style:family="text">
      <style:text-properties style:font-name="Arial" fo:font-size="11pt" style:text-underline-style="none" officeooo:rsid="00623f1a" style:font-size-asian="11pt" style:font-name-complex="Arial" style:font-size-complex="11pt"/>
    </style:style>
    <style:style style:name="T52" style:family="text">
      <style:text-properties style:font-name="Arial" fo:font-size="11pt" style:text-underline-style="none" officeooo:rsid="0058447b" style:font-size-asian="11pt" style:font-name-complex="Arial" style:font-size-complex="11pt"/>
    </style:style>
    <style:style style:name="T53" style:family="text">
      <style:text-properties style:font-name="Arial" fo:font-size="11pt" style:text-underline-style="none" officeooo:rsid="006364be" style:font-size-asian="11pt" style:font-name-complex="Arial" style:font-size-complex="11pt"/>
    </style:style>
    <style:style style:name="T54" style:family="text">
      <style:text-properties style:font-name="Arial" fo:font-size="11pt" style:text-underline-style="none" officeooo:rsid="0069c666" style:font-size-asian="11pt" style:font-name-complex="Arial" style:font-size-complex="11pt"/>
    </style:style>
    <style:style style:name="T55" style:family="text">
      <style:text-properties style:font-name="Arial" fo:font-size="11pt" style:text-underline-style="none" officeooo:rsid="006bac1e" style:font-size-asian="11pt" style:font-name-complex="Arial" style:font-size-complex="11pt"/>
    </style:style>
    <style:style style:name="T56" style:family="text">
      <style:text-properties style:font-name="Arial" fo:font-size="11pt" style:text-underline-style="none" officeooo:rsid="006d7cb1" style:font-size-asian="11pt" style:font-name-complex="Arial" style:font-size-complex="11pt"/>
    </style:style>
    <style:style style:name="T57" style:family="text">
      <style:text-properties style:font-name="Arial" fo:font-size="11pt" style:text-underline-style="none" officeooo:rsid="00703eee" style:font-size-asian="11pt" style:font-name-complex="Arial" style:font-size-complex="11pt"/>
    </style:style>
    <style:style style:name="T58" style:family="text">
      <style:text-properties style:font-name="Arial" fo:font-size="11pt" fo:font-style="normal" officeooo:rsid="0022c59a" style:font-size-asian="11pt" style:font-style-asian="normal" style:font-name-complex="Arial" style:font-size-complex="11pt" style:font-style-complex="normal"/>
    </style:style>
    <style:style style:name="T59" style:family="text">
      <style:text-properties style:font-name="Arial" fo:font-size="11pt" fo:font-style="normal" officeooo:rsid="00230de0" style:font-size-asian="11pt" style:font-style-asian="normal" style:font-name-complex="Arial" style:font-size-complex="11pt" style:font-style-complex="normal"/>
    </style:style>
    <style:style style:name="T60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61" style:family="text">
      <style:text-properties style:font-name="Arial" fo:font-size="14pt" fo:font-weight="bold" style:font-size-asian="14pt" style:font-weight-asian="bold" style:font-name-complex="Arial" style:font-size-complex="14pt" loext:padding="0cm" loext:border="0.51pt solid #000000"/>
    </style:style>
    <style:style style:name="T62" style:family="text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/>
    </style:style>
    <style:style style:name="T6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64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65" style:family="text">
      <style:text-properties style:font-name="Arial" fo:font-size="16pt" style:font-size-asian="16pt" style:font-name-complex="Arial" style:font-size-complex="16pt"/>
    </style:style>
    <style:style style:name="T66" style:family="text">
      <style:text-properties style:font-name="Arial" fo:font-size="16pt" officeooo:rsid="0029e891" style:font-size-asian="16pt" style:font-name-complex="Arial" style:font-size-complex="16pt"/>
    </style:style>
    <style:style style:name="T67" style:family="text">
      <style:text-properties style:font-name-asian="Arial"/>
    </style:style>
    <style:style style:name="T68" style:family="text">
      <style:text-properties officeooo:rsid="0005d281"/>
    </style:style>
    <style:style style:name="T69" style:family="text">
      <style:text-properties officeooo:rsid="002a4fd6"/>
    </style:style>
    <style:style style:name="T70" style:family="text">
      <style:text-properties officeooo:rsid="002e96f3"/>
    </style:style>
    <style:style style:name="T71" style:family="text">
      <style:text-properties officeooo:rsid="003253cf"/>
    </style:style>
    <style:style style:name="T72" style:family="text">
      <style:text-properties officeooo:rsid="00746dcb"/>
    </style:style>
    <style:style style:name="T73" style:family="text">
      <style:text-properties officeooo:rsid="00764cf2"/>
    </style:style>
    <style:style style:name="T74" style:family="text">
      <style:text-properties officeooo:rsid="007fafd0"/>
    </style:style>
    <style:style style:name="T75" style:family="text">
      <style:text-properties officeooo:rsid="00814d57"/>
    </style:style>
    <style:style style:name="T76" style:family="text">
      <style:text-properties officeooo:rsid="00838d37"/>
    </style:style>
    <style:style style:name="T77" style:family="text">
      <style:text-properties officeooo:rsid="0084e388"/>
    </style:style>
    <style:style style:name="T78" style:family="text">
      <style:text-properties officeooo:rsid="00953838"/>
    </style:style>
    <style:style style:name="T7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>Gabriele D’Annunzio <text:span text:style-name="T1"><text:s/></text:span></text:p>
      <text:p text:style-name="Subtitle"><text:bookmark-start text:name="Vita"/><text:span text:style-name="T66">V</text:span><text:span text:style-name="T65">ita</text:span><text:bookmark-end text:name="Vita"/><text:span text:style-name="T5"> </text:span></text:p>
      <text:list xml:id="list1814556999776165044" text:style-name="L1">
        <text:list-item>
          <text:p text:style-name="P145"><text:span text:style-name="T5">D’Annunzio</text:span><text:span text:style-name="T6"> </text:span><text:span text:style-name="T5">fa della propria vita un’opera d’arte cioè una vita unica, eccezionale, inimitabile</text:span></text:p>
          <text:list>
            <text:list-item>
              <text:p text:style-name="P145"><text:span text:style-name="T6">La vita è arte</text:span><text:span text:style-name="T5"> </text:span><text:span text:style-name="T6">(Estetismo)</text:span></text:p>
            </text:list-item>
            <text:list-item>
              <text:p text:style-name="P145"><text:span text:style-name="T5"><text:s/>Luigi PIRANDELLO, </text:span><text:span text:style-name="T6">dirà invece</text:span><text:span text:style-name="T15"> </text:span><text:span text:style-name="T16">che “L’arte è vita”</text:span></text:p>
            </text:list-item>
          </text:list>
        </text:list-item>
        <text:list-item>
          <text:p text:style-name="P146"><text:span text:style-name="T16">F</text:span><text:span text:style-name="T17">asi</text:span></text:p>
          <text:list>
            <text:list-item>
              <text:p text:style-name="P147">1863- 1881</text:p>
              <text:list>
                <text:list-item>
                  <text:p text:style-name="P148">prima formazione</text:p>
                  <text:list>
                    <text:list-item>
                      <text:p text:style-name="P148">Originario di una famiglia borghese di Pescara </text:p>
                    </text:list-item>
                    <text:list-item>
                      <text:p text:style-name="P151">Studia al Collegio Cicognini di Prato (un collegio tra i più aristocratici d’Italia)</text:p>
                    </text:list-item>
                  </text:list>
                </text:list-item>
              </text:list>
            </text:list-item>
            <text:list-item>
              <text:p text:style-name="P147"><text:s/>1881- 1891 <text:span text:style-name="T72">(Estetismo)</text:span></text:p>
              <text:list>
                <text:list-item>
                  <text:p text:style-name="P147">periodo romano</text:p>
                  <text:list>
                    <text:list-item>
                      <text:p text:style-name="P152">Roma era la capitale dell’Estetismo, culturale e d’Italia</text:p>
                    </text:list-item>
                    <text:list-item>
                      <text:p text:style-name="P153">Frequenta la facoltà di lettere, <text:span text:style-name="T69">ma la abbandona presto</text:span></text:p>
                    </text:list-item>
                    <text:list-item>
                      <text:p text:style-name="P154">Esercita la professione di giornalista</text:p>
                    </text:list-item>
                    <text:list-item>
                      <text:p text:style-name="P155">Cerca di attirare l’attenzione del pubblico</text:p>
                      <text:list>
                        <text:list-item>
                          <text:p text:style-name="P156">Suscita lo scandalo dell’opinione pubblica</text:p>
                          <text:list>
                            <text:list-item>
                              <text:p text:style-name="P156">Per le sue opere dai contenuti erotici</text:p>
                            </text:list-item>
                            <text:list-item>
                              <text:p text:style-name="P157">Per la sua vita sregolata <text:span text:style-name="T70">di lusso, duelli e avventure amorose</text:span></text:p>
                              <text:list>
                                <text:list-item>
                                  <text:p text:style-name="P158">Contrarrà numerosi debiti</text:p>
                                </text:list-item>
                                <text:list-item>
                                  <text:p text:style-name="P159">Sposerà, dopo una fuga in treno verso Firenze, la Duchessa Maria Hardouin <text:span text:style-name="T71">per accedere al mondo aristocratico</text:span></text:p>
                                </text:list-item>
                              </text:list>
                            </text:list-item>
                          </text:list>
                          <text:p text:style-name="P15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7">1891- 1900</text:p>
              <text:list>
                <text:list-item>
                  <text:p text:style-name="P147">periodo napoletano </text:p>
                  <text:list>
                    <text:list-item>
                      <text:p text:style-name="P147">1891 – 189<text:span text:style-name="T73">2</text:span> “ fase della bontà” <text:span text:style-name="T73">(Estetismo)</text:span></text:p>
                      <text:list>
                        <text:list-item>
                          <text:p text:style-name="P160">Conosce a Venezia l’attrice Barbara Duse</text:p>
                        </text:list-item>
                        <text:list-item>
                          <text:p text:style-name="P161">Compie un viaggio in Grecia</text:p>
                        </text:list-item>
                        <text:list-item>
                          <text:p text:style-name="P162">Periodo malinconico</text:p>
                          <text:list>
                            <text:list-item>
                              <text:p text:style-name="P162">Si ispira ai poeti antichi, italiani, francesi e inglesi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7">1892 - 1900 <text:s/>“poetica del superuomo” <text:span text:style-name="T73">(Superomismo)</text:span></text:p>
                      <text:list>
                        <text:list-item>
                          <text:p text:style-name="P163"><text:soft-page-break/>la lettura di Nietzsche cambia il suo modo di pensare</text:p>
                        </text:list-item>
                        <text:list-item>
                          <text:p text:style-name="P147">partecipa alla vita politica </text:p>
                          <text:list>
                            <text:list-item>
                              <text:p text:style-name="P147">nel 1897 è deputato della Destra <text:span text:style-name="T77">grazie al Discorso della Siepe</text:span></text:p>
                              <text:list>
                                <text:list-item>
                                  <text:p text:style-name="P164">esalta la proprietà privata e critica la politica italiana</text:p>
                                </text:list-item>
                                <text:list-item>
                                  <text:p text:style-name="P165">passerà all’estrema Sinistra opponendosi al generale Pelloux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7">partecipa alla vita culturale </text:p>
                          <text:list>
                            <text:list-item>
                              <text:p text:style-name="P149">nel 1903 pubblica l’opera teatrale La figlia di Iorio, un suo capolavor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9">1898- 1915</text:p>
              <text:list>
                <text:list-item>
                  <text:p text:style-name="P149">1898 – 1910 periodo fiorentino</text:p>
                </text:list-item>
                <text:list-item>
                  <text:p text:style-name="P149">1910 - 1915 <text:s/>periodo francese dell’esilio</text:p>
                </text:list-item>
              </text:list>
            </text:list-item>
            <text:list-item>
              <text:p text:style-name="P149">1915 - 1920</text:p>
              <text:list>
                <text:list-item>
                  <text:p text:style-name="P149">partecipa alla guerra come poeta-soldato </text:p>
                </text:list-item>
              </text:list>
            </text:list-item>
            <text:list-item>
              <text:p text:style-name="P149"><text:s/>1920 – 1938</text:p>
              <text:list>
                <text:list-item>
                  <text:p text:style-name="P149">periodo del soggiorno al VITTORIALE degli ITALIANI a Gardone</text:p>
                  <text:list>
                    <text:list-item>
                      <text:p text:style-name="P150">periodo trascorso in solitudine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bookmark-start text:name="Ideologia"/><text:span text:style-name="T68">Ideologia</text:span><text:bookmark-end text:name="Ideologia"/><text:span text:style-name="T19"> </text:span></text:p>
      <text:list xml:id="list399018542984197232" text:style-name="L2">
        <text:list-item>
          <text:p text:style-name="P166">Influenze</text:p>
          <text:list>
            <text:list-item>
              <text:p text:style-name="P167">il culmine e la crisi del Positivismo, del Naturalismo e del Verismo</text:p>
              <text:list>
                <text:list-item>
                  <text:p text:style-name="P169">Trae la concezione materialistica e atae</text:p>
                </text:list-item>
              </text:list>
            </text:list-item>
            <text:list-item>
              <text:p text:style-name="P180"><text:span text:style-name="T19">la nascita e lo sviluppo del Decadentismo </text:span><text:span text:style-name="T20">(</text:span><text:span text:style-name="T19">Simbolismo e dell’Estetismo</text:span><text:span text:style-name="T20">)</text:span></text:p>
            </text:list-item>
            <text:list-item>
              <text:p text:style-name="P167">la diffusione delle filosofie “irrazionalistiche” ( Nietzsche e Bergson ) e la rilettura in chiave decadente di Schopenhauer sull’onda anche della nuova musica di Wagner</text:p>
              <text:list>
                <text:list-item>
                  <text:p text:style-name="P169">Trae la teoria superomistica di Nietzsche</text:p>
                </text:list-item>
                <text:list-item>
                  <text:p text:style-name="P170">Trae dal Decadentismo</text:p>
                  <text:list>
                    <text:list-item>
                      <text:p text:style-name="P170">l’erotismo inquieto</text:p>
                    </text:list-item>
                    <text:list-item>
                      <text:p text:style-name="P170">il sadismo </text:p>
                    </text:list-item>
                    <text:list-item>
                      <text:p text:style-name="P170">la contaminazione tra il sacro e il profano</text:p>
                    </text:list-item>
                    <text:list-item>
                      <text:p text:style-name="P170">l’attrazione dell’esotico</text:p>
                    </text:list-item>
                    <text:list-item>
                      <text:p text:style-name="P170">l’accostamento tra bellezza e morte, tra amore e odio</text:p>
                    </text:list-item>
                  </text:list>
                </text:list-item>
              </text:list>
            </text:list-item>
            <text:list-item>
              <text:p text:style-name="P167">la seconda rivoluzione scientifica ( fisica quantistica, teoria della relatività)</text:p>
            </text:list-item>
            <text:list-item>
              <text:p text:style-name="P168"><text:s/>i contrasti sociali, politici e ideologici che portano alla nascita dei grandi partiti popolari e allo scontro violento tra classi e nazioni</text:p>
            </text:list-item>
            <text:list-item>
              <text:p text:style-name="P171">Carducci</text:p>
              <text:list>
                <text:list-item>
                  <text:p text:style-name="P172">Legge le Odi Barbare e ne rimane folgorato (le impara a memoria)</text:p>
                  <text:list>
                    <text:list-item>
                      <text:p text:style-name="P172">Scrive una lettera a Carducci in cui espone i suoi propositi</text:p>
                      <text:list>
                        <text:list-item>
                          <text:p text:style-name="P172">diventare un poeta</text:p>
                        </text:list-item>
                        <text:list-item>
                          <text:p text:style-name="P172">consegnare alla gloria il suo genio</text:p>
                        </text:list-item>
                        <text:list-item>
                          <text:p text:style-name="P181"><text:span text:style-name="T31">opporsi alla Chiesa e </text:span><text:span text:style-name="T34">a Manzoni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<text:span text:style-name="T31">Seppur contaminato sin </text:span><text:span text:style-name="T32">dall’inizio </text:span><text:span text:style-name="T33">dalla ricerca di sensualità</text:span></text:p>
                </text:list-item>
                <text:list-item>
                  <text:p text:style-name="P173"><text:soft-page-break/>Se ne distaccherà con la ricerca del piacere a ogni costo e il fascino per la morte</text:p>
                </text:list-item>
              </text:list>
            </text:list-item>
            <text:list-item>
              <text:p text:style-name="P174">Preraffaelliti (ritorno ad un’arte pura colma di religiosità tipici dell’arte prima di Raffaello)</text:p>
              <text:list>
                <text:list-item>
                  <text:p text:style-name="P141">Nell’Estetismo divengono sensualità e ideale di bellezza debole ed estenuata che spesso di religioso hanno ben poco</text:p>
                </text:list-item>
              </text:list>
            </text:list-item>
            <text:list-item>
              <text:p text:style-name="P142">Verga</text:p>
              <text:list>
                <text:list-item>
                  <text:p text:style-name="P142">Seppur la ricerca si rivolge al gusto per il primitivo e per il barbarico,la violenza, la crudeltà</text:p>
                </text:list-item>
                <text:list-item>
                  <text:p text:style-name="P142">Il paesaggio appare suggestivo più che realistico</text:p>
                </text:list-item>
              </text:list>
            </text:list-item>
          </text:list>
        </text:list-item>
        <text:list-item>
          <text:p text:style-name="P183"><text:span text:style-name="T21">N</text:span><text:span text:style-name="T19">atura </text:span></text:p>
          <text:list>
            <text:list-item>
              <text:p text:style-name="P175">eterno e ciclico divenire</text:p>
            </text:list-item>
            <text:list-item>
              <text:p text:style-name="P176">scorrere perenne di materia </text:p>
            </text:list-item>
            <text:list-item>
              <text:p text:style-name="P176">non animata da alcun principio di ordine metafisico né religioso</text:p>
            </text:list-item>
            <text:list-item>
              <text:p text:style-name="P177">priva di scopo</text:p>
            </text:list-item>
          </text:list>
        </text:list-item>
        <text:list-item>
          <text:p text:style-name="P184"><text:span text:style-name="T22">V</text:span><text:span text:style-name="T19">ita</text:span></text:p>
          <text:list>
            <text:list-item>
              <text:p text:style-name="P177">deve essere vissuta per se stessa</text:p>
            </text:list-item>
            <text:list-item>
              <text:p text:style-name="P178">Culto del bello e dell’arte, ricerca di eleganza e artifici formali (Estetismo)</text:p>
            </text:list-item>
            <text:list-item>
              <text:p text:style-name="P177">atteggiamento egoistico e narcisistico</text:p>
            </text:list-item>
            <text:list-item>
              <text:p text:style-name="P185"><text:span text:style-name="T19">senza principi morali e va assaporata nella sua </text:span><text:span text:style-name="T23">sensualità</text:span><text:span text:style-name="T19"> carnale</text:span></text:p>
            </text:list-item>
            <text:list-item>
              <text:p text:style-name="P185"><text:span text:style-name="T25">Culto del</text:span><text:span text:style-name="T30">l’</text:span><text:span text:style-name="T19">io superomistico</text:span></text:p>
              <text:list>
                <text:list-item>
                  <text:p text:style-name="P179">istinto eroico, violento e aggressivo</text:p>
                </text:list-item>
                <text:list-item>
                  <text:p text:style-name="P143">volontà di potenza e forza</text:p>
                </text:list-item>
                <text:list-item>
                  <text:p text:style-name="P143">gli uomini superiori si devono imporre sugli schiavi</text:p>
                </text:list-item>
                <text:list-item>
                  <text:p text:style-name="P143"/>
                </text:list-item>
              </text:list>
            </text:list-item>
          </text:list>
        </text:list-item>
      </text:list>
      <text:list xml:id="list3415539376828679158" text:style-name="L3">
        <text:list-item>
          <text:p text:style-name="P46">Letteratura</text:p>
          <text:list>
            <text:list-item>
              <text:p text:style-name="P109"><text:span text:style-name="T19">non è </text:span><text:span text:style-name="T26">ricerca del Vero o denuncia sociale</text:span></text:p>
            </text:list-item>
            <text:list-item>
              <text:p text:style-name="P47">serve all’autore per trasfigurare la propria vita per autocelebrarsi</text:p>
            </text:list-item>
            <text:list-item>
              <text:p text:style-name="P109"><text:span text:style-name="T24">serve </text:span><text:span text:style-name="T19">per proclamare il culto della bellezza contro il mondo borghese</text:span></text:p>
            </text:list-item>
            <text:list-item>
              <text:p text:style-name="P50">sperimenta varie forme letterarie (poesia, teatro, prosa..)</text:p>
              <text:list>
                <text:list-item>
                  <text:p text:style-name="P110"><text:span text:style-name="T19">tocca </text:span><text:span text:style-name="T27">a</text:span><text:span text:style-name="T19">nche temi come la riflessione intima e il bilancio esistenziale</text:span></text:p>
                </text:list-item>
              </text:list>
            </text:list-item>
          </text:list>
        </text:list-item>
        <text:list-item>
          <text:p text:style-name="P51">Teatro</text:p>
          <text:list>
            <text:list-item>
              <text:p text:style-name="P51">Viene spinto alla drammaturgia</text:p>
              <text:list>
                <text:list-item>
                  <text:p text:style-name="P51">Dalle letture di Nietzsche</text:p>
                </text:list-item>
                <text:list-item>
                  <text:p text:style-name="P51">Dal viaggio in Grecia</text:p>
                </text:list-item>
                <text:list-item>
                  <text:p text:style-name="P51">dal rapporto con Barbara Duse</text:p>
                </text:list-item>
                <text:list-item>
                  <text:p text:style-name="P51">dalla partecipazione della Duse a un’opera di teatro greca</text:p>
                </text:list-item>
              </text:list>
            </text:list-item>
            <text:list-item>
              <text:p text:style-name="P52">Si accosta al teatro simbolista</text:p>
              <text:list>
                <text:list-item>
                  <text:p text:style-name="P52">L’intento è di trascinare le masse verso l’eroismo nazionale e il bello</text:p>
                </text:list-item>
                <text:list-item>
                  <text:p text:style-name="P111"><text:span text:style-name="T19">Vuole creare un teatro quasi liturgico, </text:span><text:span text:style-name="T28">mistico, </text:span><text:span text:style-name="T29">simile a una cerimonia</text:span></text:p>
                </text:list-item>
              </text:list>
            </text:list-item>
          </text:list>
        </text:list-item>
      </text:list>
      <text:p text:style-name="P44"><text:bookmark-start text:name="Opere"/>Opere<text:bookmark-end text:name="Opere"/></text:p>
      <text:list xml:id="list2415664393876211246" text:style-name="L4">
        <text:list-item>
          <text:p text:style-name="P112"><text:span text:style-name="T5">Primo Vere </text:span><text:span text:style-name="T10">(1879)</text:span></text:p>
          <text:list>
            <text:list-item>
              <text:p text:style-name="P113"><text:span text:style-name="T58">contiene 26 poesie + 4 traduzioni di O</text:span><text:span text:style-name="T59">razio</text:span></text:p>
            </text:list-item>
            <text:list-item>
              <text:p text:style-name="P114"><text:span text:style-name="T11">Dedicato a</text:span><text:span text:style-name="T5"> L</text:span><text:span text:style-name="T7">idia</text:span></text:p>
            </text:list-item>
            <text:list-item>
              <text:p text:style-name="P115"><text:span text:style-name="T5">i modelli letterari: C</text:span><text:span text:style-name="T8">arducci</text:span></text:p>
            </text:list-item>
            <text:list-item>
              <text:p text:style-name="P54">temi</text:p>
              <text:list>
                <text:list-item>
                  <text:p text:style-name="P48">sensualità</text:p>
                </text:list-item>
                <text:list-item>
                  <text:p text:style-name="P48">fisicità</text:p>
                </text:list-item>
                <text:list-item>
                  <text:p text:style-name="P49">ebbrezza data dal contatto con la Natura ( soprattutto con il MARE )</text:p>
                </text:list-item>
              </text:list>
            </text:list-item>
            <text:list-item>
              <text:p text:style-name="P53">Propositi</text:p>
              <text:list>
                <text:list-item>
                  <text:p text:style-name="P49">cantare la danza dell’amore</text:p>
                </text:list-item>
                <text:list-item>
                  <text:p text:style-name="P116"><text:span text:style-name="T9">esprimere</text:span><text:span text:style-name="T5"> un senso della vita pagano</text:span></text:p>
                </text:list-item>
              </text:list>
            </text:list-item>
          </text:list>
        </text:list-item>
        <text:list-item>
          <text:p text:style-name="P134"><text:span text:style-name="T35">Canto Novo (1882 </text:span><text:span text:style-name="T40">- 1896</text:span><text:span text:style-name="T35">)</text:span></text:p>
          <text:list>
            <text:list-item>
              <text:p text:style-name="P55">5 libri</text:p>
            </text:list-item>
            <text:list-item>
              <text:p text:style-name="P117"><text:span text:style-name="T35">Dedicato a Elda Zucconi (Lella), </text:span><text:span text:style-name="T36">amata da lui al Liceo</text:span></text:p>
            </text:list-item>
            <text:list-item>
              <text:p text:style-name="P56"><text:soft-page-break/>Modelli:</text:p>
              <text:list>
                <text:list-item>
                  <text:p text:style-name="P118"><text:span text:style-name="T35">Distacco da Carducci, </text:span><text:span text:style-name="T37">nonostante alcune riprese</text:span></text:p>
                  <text:list>
                    <text:list-item>
                      <text:p text:style-name="P57">metrica barbara</text:p>
                    </text:list-item>
                    <text:list-item>
                      <text:p text:style-name="P57">paganesimo e comunione con la natura</text:p>
                    </text:list-item>
                  </text:list>
                </text:list-item>
                <text:list-item>
                  <text:p text:style-name="P56">Verismo</text:p>
                  <text:list>
                    <text:list-item>
                      <text:p text:style-name="P56">uomini di basso strato sociale</text:p>
                    </text:list-item>
                  </text:list>
                </text:list-item>
                <text:list-item>
                  <text:p text:style-name="P58">seconda edizione</text:p>
                  <text:list>
                    <text:list-item>
                      <text:p text:style-name="P58">Nietzsche</text:p>
                    </text:list-item>
                    <text:list-item>
                      <text:p text:style-name="P58">Schopenhauer</text:p>
                    </text:list-item>
                    <text:list-item>
                      <text:p text:style-name="P59">Wagner</text:p>
                    </text:list-item>
                  </text:list>
                </text:list-item>
              </text:list>
            </text:list-item>
            <text:list-item>
              <text:p text:style-name="P55">Linguaggio</text:p>
              <text:list>
                <text:list-item>
                  <text:p text:style-name="P55">Ricercato</text:p>
                </text:list-item>
                <text:list-item>
                  <text:p text:style-name="P55">Presenza di vocaboli tecnici (usati per effetti fonosimbolici)</text:p>
                </text:list-item>
              </text:list>
            </text:list-item>
            <text:list-item>
              <text:p text:style-name="P60">Stile</text:p>
              <text:list>
                <text:list-item>
                  <text:p text:style-name="P60">musicalità</text:p>
                </text:list-item>
                <text:list-item>
                  <text:p text:style-name="P60">suggestione simbolica ed estetizzante</text:p>
                </text:list-item>
                <text:list-item>
                  <text:p text:style-name="P61">espressione esasperata delle sensazioni</text:p>
                </text:list-item>
              </text:list>
            </text:list-item>
            <text:list-item>
              <text:p text:style-name="P119"><text:span text:style-name="T35">Temi </text:span><text:span text:style-name="T39">(ed 1 → ed 2)</text:span></text:p>
              <text:list>
                <text:list-item>
                  <text:p text:style-name="P119"><text:span text:style-name="T35">sensualità </text:span><text:span text:style-name="T39">→ </text:span><text:span text:style-name="T41">erotismo aggressivo</text:span></text:p>
                </text:list-item>
                <text:list-item>
                  <text:p text:style-name="P120"><text:span text:style-name="T35">vitalismo </text:span><text:span text:style-name="T38">(inneggio alla giovinezza e all’estate) </text:span><text:span text:style-name="T42">→ Ebbrezza Dionisiaca</text:span></text:p>
                </text:list-item>
                <text:list-item>
                  <text:p text:style-name="P121"><text:span text:style-name="T42">f</text:span><text:span text:style-name="T35">usione panica (con la natura) → fusione panica superomistica</text:span></text:p>
                </text:list-item>
                <text:list-item>
                  <text:p text:style-name="P62">fascino per la morte</text:p>
                </text:list-item>
              </text:list>
            </text:list-item>
          </text:list>
        </text:list-item>
        <text:list-item>
          <text:p text:style-name="P135"><text:span text:style-name="T43">N</text:span><text:span text:style-name="T35">ovelle della Pescara (1902)</text:span></text:p>
          <text:list>
            <text:list-item>
              <text:p text:style-name="P97">Terra Vergine (1882)</text:p>
              <text:list>
                <text:list-item>
                  <text:p text:style-name="P63">9 bozzetti di vita marina e contadina d’Abruzzo</text:p>
                </text:list-item>
                <text:list-item>
                  <text:p text:style-name="P64">Modelli</text:p>
                  <text:list>
                    <text:list-item>
                      <text:p text:style-name="P122"><text:span text:style-name="T45">Verga rusticano </text:span><text:span text:style-name="T46">(Vita dei campi)</text:span><text:span text:style-name="T35"> e distacco</text:span></text:p>
                      <text:list>
                        <text:list-item>
                          <text:p text:style-name="P65">Riprende figure e scenari</text:p>
                        </text:list-item>
                        <text:list-item>
                          <text:p text:style-name="P123"><text:span text:style-name="T35">Rifiuta l’impersonalità, </text:span><text:span text:style-name="T47">il rigore scientifico </text:span><text:span text:style-name="T49">e la </text:span><text:span text:style-name="T47">rappresenta</text:span><text:span text:style-name="T49">zione</text:span><text:span text:style-name="T47"> </text:span><text:span text:style-name="T49">de</text:span><text:span text:style-name="T47">l “vero”</text:span></text:p>
                        </text:list-item>
                      </text:list>
                    </text:list-item>
                    <text:list-item>
                      <text:p text:style-name="P66">Zola</text:p>
                    </text:list-item>
                    <text:list-item>
                      <text:p text:style-name="P66">Flaubert (Madame Bovary)</text:p>
                    </text:list-item>
                    <text:list-item>
                      <text:p text:style-name="P67">Decadentismo</text:p>
                    </text:list-item>
                  </text:list>
                </text:list-item>
                <text:list-item>
                  <text:p text:style-name="P63">Temi:</text:p>
                  <text:list>
                    <text:list-item>
                      <text:p text:style-name="P124"><text:span text:style-name="T35">Ambiente primitivo, </text:span><text:span text:style-name="T48">idilliaco (natura sensuale e rigogliosa)</text:span></text:p>
                    </text:list-item>
                    <text:list-item>
                      <text:p text:style-name="P63">Personaggi semplici (contadini, pescatori)</text:p>
                    </text:list-item>
                    <text:list-item>
                      <text:p text:style-name="P125"><text:span text:style-name="T48">Passioni</text:span><text:span text:style-name="T35"> feroc</text:span><text:span text:style-name="T48">i</text:span></text:p>
                    </text:list-item>
                    <text:list-item>
                      <text:p text:style-name="P68">fascino della morte</text:p>
                    </text:list-item>
                    <text:list-item>
                      <text:p text:style-name="P68">distruzione della morale</text:p>
                    </text:list-item>
                  </text:list>
                </text:list-item>
                <text:list-item>
                  <text:p text:style-name="P63">Stile</text:p>
                  <text:list>
                    <text:list-item>
                      <text:p text:style-name="P63">Lineare ed essenziale</text:p>
                    </text:list-item>
                  </text:list>
                </text:list-item>
              </text:list>
            </text:list-item>
            <text:list-item>
              <text:p text:style-name="P97">Il Libro delle Vergini (1884)</text:p>
              <text:list>
                <text:list-item>
                  <text:p text:style-name="P69">Temi</text:p>
                  <text:list>
                    <text:list-item>
                      <text:p text:style-name="P69">Passioni violente</text:p>
                    </text:list-item>
                  </text:list>
                </text:list-item>
              </text:list>
            </text:list-item>
            <text:list-item>
              <text:p text:style-name="P97">San Pantaleone (1886)</text:p>
            </text:list-item>
          </text:list>
        </text:list-item>
        <text:list-item>
          <text:p text:style-name="P136"><text:span text:style-name="T44">I</text:span><text:span text:style-name="T35">saotta Guttadauro (1886) → L’Isotteo – La Chimera (1890)</text:span></text:p>
        </text:list-item>
        <text:list-item>
          <text:p text:style-name="P98">Il piacere (1889)</text:p>
          <text:list>
            <text:list-item>
              <text:p text:style-name="P126"><text:span text:style-name="T35">Dedicato a Barbara Leoni (sua amante), </text:span><text:span text:style-name="T50">con la quale soggiornerà a Venezia</text:span></text:p>
            </text:list-item>
            <text:list-item>
              <text:p text:style-name="P127"><text:span text:style-name="T50">E</text:span><text:span text:style-name="T35">roe: Andrea Sperelli</text:span></text:p>
              <text:list>
                <text:list-item>
                  <text:p text:style-name="P70">Primo eroe esteta italiano</text:p>
                  <text:list>
                    <text:list-item>
                      <text:p text:style-name="P71">Nobile, bello, acculturato, elegante, artista, vanitoso, eredita dal padre un considerevole patrimonio</text:p>
                    </text:list-item>
                    <text:list-item>
                      <text:p text:style-name="P128"><text:span text:style-name="T53">C</text:span><text:span text:style-name="T52">onduce una vita dedicata all’Estetismo</text:span></text:p>
                    </text:list-item>
                  </text:list>
                </text:list-item>
                <text:list-item>
                  <text:p text:style-name="P129"><text:span text:style-name="T52">R</text:span><text:span text:style-name="T35">apporto ambiguo eroe-autore</text:span></text:p>
                  <text:list>
                    <text:list-item>
                      <text:p text:style-name="P129"><text:span text:style-name="T35">è attratto </text:span><text:span text:style-name="T54">dal</text:span><text:span text:style-name="T35">la vita fuori dal comune</text:span></text:p>
                    </text:list-item>
                    <text:list-item>
                      <text:p text:style-name="P72">Ripugna una vita volta al solo piacere dominata dalla falsità</text:p>
                    </text:list-item>
                    <text:list-item>
                      <text:p text:style-name="P73">é un demone e un cherubino,inetto e superuomo</text:p>
                    </text:list-item>
                  </text:list>
                </text:list-item>
              </text:list>
            </text:list-item>
            <text:list-item>
              <text:p text:style-name="P74">Le Donne</text:p>
              <text:list>
                <text:list-item>
                  <text:p text:style-name="P74"><text:soft-page-break/>Elena</text:p>
                  <text:list>
                    <text:list-item>
                      <text:p text:style-name="P74">affascinante e perversa</text:p>
                    </text:list-item>
                    <text:list-item>
                      <text:p text:style-name="P130"><text:span text:style-name="T35">rovina degli uomini </text:span><text:span text:style-name="T55">(donna vampiro decadente)</text:span></text:p>
                    </text:list-item>
                    <text:list-item>
                      <text:p text:style-name="P75">donna dell’oscura notte, archetipo del desiderio senza limiti</text:p>
                    </text:list-item>
                    <text:list-item>
                      <text:p text:style-name="P77">sfogo dei sensi (nella fantasia di Andrea)</text:p>
                    </text:list-item>
                  </text:list>
                </text:list-item>
                <text:list-item>
                  <text:p text:style-name="P74">Maria</text:p>
                  <text:list>
                    <text:list-item>
                      <text:p text:style-name="P74">donna pura e casta</text:p>
                    </text:list-item>
                    <text:list-item>
                      <text:p text:style-name="P130"><text:span text:style-name="T35">figura </text:span><text:span text:style-name="T56">spirituale</text:span></text:p>
                    </text:list-item>
                    <text:list-item>
                      <text:p text:style-name="P76">Sposa infelice e madre tenera</text:p>
                    </text:list-item>
                    <text:list-item>
                      <text:p text:style-name="P76">ispira un amore dolce, malinconico e sentimenti elevati</text:p>
                    </text:list-item>
                    <text:list-item>
                      <text:p text:style-name="P77">profanazione dell’amore puro (nella fantasia di Andrea)</text:p>
                    </text:list-item>
                  </text:list>
                </text:list-item>
              </text:list>
            </text:list-item>
            <text:list-item>
              <text:p text:style-name="P78">Trama</text:p>
              <text:list>
                <text:list-item>
                  <text:p text:style-name="P79">Dopo aver conosciuto Elena (donna spregiudicata e perversa) i due si innamorano</text:p>
                </text:list-item>
                <text:list-item>
                  <text:p text:style-name="P79">Elena sposa per convenienza un lord inglese</text:p>
                </text:list-item>
                <text:list-item>
                  <text:p text:style-name="P131"><text:span text:style-name="T35">Dopo un duello si rifugia dalla cugina, dove conosce Maria, </text:span><text:span text:style-name="T51">moglie di un diplomatico</text:span></text:p>
                </text:list-item>
                <text:list-item>
                  <text:p text:style-name="P132"><text:span text:style-name="T51">L’</text:span><text:span text:style-name="T35">amore per Maria (donna malinconica e delicata) è spirituale</text:span></text:p>
                </text:list-item>
                <text:list-item>
                  <text:p text:style-name="P78">Dall’Inghilterra torna a Roma dove incontra di nuovo Elena</text:p>
                </text:list-item>
                <text:list-item>
                  <text:p text:style-name="P78">Maria decide di concedersi al giovane, ma pronuncia il nome di Elena</text:p>
                </text:list-item>
                <text:list-item>
                  <text:p text:style-name="P78">Rimane solo e sconsolato</text:p>
                </text:list-item>
              </text:list>
            </text:list-item>
            <text:list-item>
              <text:p text:style-name="P80">Stile</text:p>
              <text:list>
                <text:list-item>
                  <text:p text:style-name="P80">Lineare</text:p>
                </text:list-item>
                <text:list-item>
                  <text:p text:style-name="P81">Presenta numerosi flashback </text:p>
                </text:list-item>
                <text:list-item>
                  <text:p text:style-name="P137"><text:span text:style-name="T13">O</text:span><text:span text:style-name="T5">ggetti evoca</text:span><text:span text:style-name="T13">ti</text:span><text:span text:style-name="T5"> per la loro corrispondenza con </text:span><text:span text:style-name="T12">gli</text:span><text:span text:style-name="T5"> stati d’animo</text:span></text:p>
                </text:list-item>
                <text:list-item>
                  <text:p text:style-name="P82">dominano figure retoriche a sottolineare la musicalità</text:p>
                </text:list-item>
              </text:list>
            </text:list-item>
            <text:list-item>
              <text:p text:style-name="P83">Linguaggio</text:p>
              <text:list>
                <text:list-item>
                  <text:p text:style-name="P83">Utilizzo di vari registri per delineare il mondo di Andrea</text:p>
                  <text:list>
                    <text:list-item>
                      <text:p text:style-name="P133"><text:span text:style-name="T35">prevale il registro alto </text:span><text:span text:style-name="T57">contaminato dal quotidiano</text:span></text:p>
                    </text:list-item>
                  </text:list>
                </text:list-item>
              </text:list>
            </text:list-item>
            <text:list-item>
              <text:p text:style-name="P84">Temi</text:p>
              <text:list>
                <text:list-item>
                  <text:p text:style-name="P84">Eroe-esteta e superuomo</text:p>
                  <text:list>
                    <text:list-item>
                      <text:p text:style-name="P84">Possiede tutto e non è posseduto</text:p>
                    </text:list-item>
                  </text:list>
                </text:list-item>
                <text:list-item>
                  <text:p text:style-name="P85">Fallimento di una vita volta al solo piacere</text:p>
                  <text:list>
                    <text:list-item>
                      <text:p text:style-name="P86">Genera solitudi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Giovanni Episcopo (1892)</text:p>
          <text:list>
            <text:list-item>
              <text:p text:style-name="P87">Modelli</text:p>
              <text:list>
                <text:list-item>
                  <text:p text:style-name="P87">Tolstoj</text:p>
                </text:list-item>
                <text:list-item>
                  <text:p text:style-name="P87">Dovstoevskij</text:p>
                </text:list-item>
              </text:list>
            </text:list-item>
            <text:list-item>
              <text:p text:style-name="P88">Stile</text:p>
              <text:list>
                <text:list-item>
                  <text:p text:style-name="P88">Romanzo psicologico, incentrato sui conflitti dell’io</text:p>
                </text:list-item>
                <text:list-item>
                  <text:p text:style-name="P89">Narratore interno, ossia lo stesso protagonista</text:p>
                </text:list-item>
              </text:list>
            </text:list-item>
            <text:list-item>
              <text:p text:style-name="P87">Temi</text:p>
              <text:list>
                <text:list-item>
                  <text:p text:style-name="P87">sentimentalismo languido, malinconico</text:p>
                </text:list-item>
              </text:list>
            </text:list-item>
            <text:list-item>
              <text:p text:style-name="P89">Personaggi</text:p>
              <text:list>
                <text:list-item>
                  <text:p text:style-name="P89">Giovanni Episcopo </text:p>
                  <text:list>
                    <text:list-item>
                      <text:p text:style-name="P89">L’esteta è sostituito dall’inetto <text:span text:style-name="T74">(come farà Svevi nello stesso anno con “Una vita”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L’innocente (1892)</text:p>
          <text:list>
            <text:list-item>
              <text:p text:style-name="P90">Trama</text:p>
              <text:list>
                <text:list-item>
                  <text:p text:style-name="P91">Tullio Hermill <text:span text:style-name="T75">è</text:span> diviso tra l’affetto della moglie Giuliana e la passione per l’amante,</text:p>
                </text:list-item>
                <text:list-item>
                  <text:p text:style-name="P91">uccide spietatamente il bambin<text:span text:style-name="T75">o</text:span> da poco nato alla moglie e frutto di una <text:s/>relazione extraconiugale ( di cui Tullio aveva perdonato la moglie )</text:p>
                </text:list-item>
              </text:list>
            </text:list-item>
            <text:list-item>
              <text:p text:style-name="P92">Protagonista rappresenta la contraddizione della poetica del periodo della bontà</text:p>
              <text:list>
                <text:list-item>
                  <text:p text:style-name="P93">ostenta una purezza <text:s/>che non possiede (facendo pesare alla moglie la relazione extraconiugale)</text:p>
                </text:list-item>
                <text:list-item>
                  <text:p text:style-name="P94">non riesce a reprimere i sentimenti di odio che nutre nei confronti <text:span text:style-name="T76">del</text:span> neonato</text:p>
                </text:list-item>
              </text:list>
            </text:list-item>
          </text:list>
        </text:list-item>
        <text:list-item>
          <text:p text:style-name="P100">Poema paradisiaco (1893)</text:p>
          <text:list>
            <text:list-item>
              <text:p text:style-name="P95">Modelli</text:p>
              <text:list>
                <text:list-item>
                  <text:p text:style-name="P95">Simbolismo</text:p>
                </text:list-item>
                <text:list-item>
                  <text:p text:style-name="P95">Preraffaelliti</text:p>
                </text:list-item>
              </text:list>
            </text:list-item>
            <text:list-item>
              <text:p text:style-name="P95"><text:soft-page-break/>Linguaggio</text:p>
              <text:list>
                <text:list-item>
                  <text:p text:style-name="P95">Semplice e quotidiano</text:p>
                </text:list-item>
                <text:list-item>
                  <text:p text:style-name="P95">laborioso studio di immagini volte a coinvolgere il lettore nell’esaltazione delle cose buone e della famiglia</text:p>
                </text:list-item>
              </text:list>
            </text:list-item>
            <text:list-item>
              <text:p text:style-name="P96">Temi</text:p>
              <text:list>
                <text:list-item>
                  <text:p text:style-name="P96">malinconici, dominate da misticismo estetizzante</text:p>
                </text:list-item>
              </text:list>
              <text:p text:style-name="P101"/>
            </text:list-item>
          </text:list>
        </text:list-item>
      </text:list>
      <text:section text:style-name="Sect1" text:name="Sezione6">
        <text:p text:style-name="P7"/>
        <text:p text:style-name="P29">a. partecipazione alla vita politica e le opere teat<text:span text:style-name="T78">r</text:span>ali</text:p>
        <text:p text:style-name="P5"/>
        <text:p text:style-name="P30">b. il superuomo </text:p>
        <text:p text:style-name="P13">Il superuomo, per D’Annunzio, ha il diritto di dominare sulle masse battendosi</text:p>
        <text:list xml:id="list5012055407845671426" text:style-name="WW8Num7">
          <text:list-item>
            <text:p text:style-name="P103">contro il sistema democratico – parlamentare</text:p>
          </text:list-item>
          <text:list-item>
            <text:p text:style-name="P103">e contro il delirio socialista</text:p>
          </text:list-item>
        </text:list>
        <text:p text:style-name="P13"/>
        <text:p text:style-name="P19">Democrazia e parlamentarismo</text:p>
        <text:p text:style-name="P19">sono, <text:s/>infatti, espressione </text:p>
        <text:p text:style-name="P19">del grigiore borghese</text:p>
        <text:p text:style-name="P19">che <text:s/>nasce </text:p>
        <text:p text:style-name="P19">dall’erronea concezione </text:p>
        <text:p text:style-name="P19">che tutti gli uomini sono uguali</text:p>
        <text:p text:style-name="P12">mentre, in realtà, <text:s/>solo alcuni uomini sono capaci <text:s/>di innalzarsi al di sopra della massa ed è giusto e legittimo che la storia sia opera soltanto di questi individui eletti.</text:p>
        <text:p text:style-name="P45"/>
        <text:p text:style-name="P21"/>
        <text:p text:style-name="P21">Il mito del superuomo era già comparso già durante la conclusione <text:s/>del romanzo intitolato </text:p>
        <text:p text:style-name="P3"><text:span text:style-name="T14">Trionfo della morte </text:span><text:span text:style-name="Footnote_20_Symbol"><text:span text:style-name="T14"><text:note text:id="ftn1" text:note-class="footnote"><text:note-citation>1</text:note-citation><text:note-body><text:p text:style-name="P2"/></text:note-body></text:note></text:span></text:span><text:span text:style-name="T2"> ( 1894 ), </text:span></text:p>
        <text:p text:style-name="P15">però qui l’ossessione per la femminilità non è superata: il protagonista è coinvolto in un rapporto amoroso a causa del quale non riesce ad esprimere le proprie potenzialità: è schiavo </text:p>
        <text:p text:style-name="P42">- sia della passione</text:p>
        <text:p text:style-name="P39"><text:span text:style-name="T2">- sia <text:s/>del legame amoroso morboso ( situazione rovesciata rispetto a </text:span><text:span text:style-name="T14">Il fuoco</text:span><text:span text:style-name="T2"> )</text:span></text:p>
        <text:p text:style-name="P15"/>
        <text:p text:style-name="P15">il mito del superuomo si esprime anche </text:p>
        <text:list xml:id="list202311838796290" text:continue-numbering="true" text:style-name="WW8Num7">
          <text:list-item>
            <text:p text:style-name="P138"><text:span text:style-name="T2">nel romanzo </text:span><text:span text:style-name="T14">Le vergini delle rocce</text:span><text:span text:style-name="T2"> ( 1895 ) il cui protagonista Claudio CANTELMO incarna il superuomo politico</text:span></text:p>
          </text:list-item>
          <text:list-item>
            <text:p text:style-name="P104">e nel successivo romanzo Il fuoco ( 1900 ), romanzo ambientato a Venezia nell’anno della morte di WAGNER ( 1883 ) </text:p>
          </text:list-item>
        </text:list>
        <text:p text:style-name="P28">Il fuoco</text:p>
        <text:p text:style-name="P11"/>
        <text:p text:style-name="P13">Il protagonista STELIO EFFRENA incarna l’artista inimitabile però recupera anche tratti dell’ideale dell’esteta dedito al culto dell’arte e del bello.</text:p>
        <text:p text:style-name="P13">Stelio è figura autobiografica:</text:p>
        <text:p text:style-name="P13">- artista eccelso, dedito alla sperimentazione di tutte le possibili esperienze convinto di poter dominare la realtà attraverso il proprio genio.</text:p>
        <text:p text:style-name="P31"><text:span text:style-name="T2">Egli dedica se stesso alla sola forma d’arte <text:s/>capace di imporsi sulla massa irrazionale grazie alla sua spettacolarità e alla sua carica emotiva: il TEATRO </text:span><text:span text:style-name="Footnote_20_Symbol"><text:span text:style-name="T2"><text:note text:id="ftn2" text:note-class="footnote"><text:note-citation>2</text:note-citation><text:note-body><text:p text:style-name="P140"/><text:p text:style-name="P1"/></text:note-body></text:note></text:span></text:span><text:span text:style-name="T2"> Qui l’ossessione per la femminilità è superata: nonostante l’artista sia coinvolto in un rapporto amoroso con una grande attrice drammatica, la passione per l’arte sta al di sopra dell’attrazione carnale.</text:span></text:p>
        <text:p text:style-name="P13">Il superuomo è ricco di passioni vitali travolgenti ma al tempo stesso è in grado di dominarle e possederle anzi, ne Il fuoco la protagonista femminile, cosciente di questo, vota se stessa al servizio del teatro dell’amante e infine rinuncia a lui per lasciarlo alla sua arte.</text:p>
        <text:p text:style-name="P12"/>
        <text:p text:style-name="P36"><text:soft-page-break/><text:span text:style-name="T61">4.1</text:span><text:span text:style-name="T60">. <text:s text:c="2"/></text:span><text:span text:style-name="T61">1898 – 1910</text:span><text:span text:style-name="T2"> <text:s text:c="4"/></text:span></text:p>
        <text:p text:style-name="P36"><text:span text:style-name="T64"><text:s text:c="53"/></text:span><text:span text:style-name="T2">periodo fiorentino</text:span></text:p>
        <text:p text:style-name="P27"><text:s text:c="99"/></text:p>
        <text:p text:style-name="P31"><text:span text:style-name="T62"><text:s text:c="3"/></text:span><text:span text:style-name="T2">Nel marzo 1898 D’Annunzio si trasferisce sulle colline di Settignano, presso Firenze, dove già si era stabilita ELEONORA DUSE.</text:span></text:p>
        <text:p text:style-name="P7"/>
        <text:p text:style-name="P31"><text:span text:style-name="T4"><text:s text:c="3"/></text:span><text:span text:style-name="T2">Lo scrittore, inseguendo costantemente il mito di una VITA INIMITABILE, da perfetto principe del RINASCIMENTO scegli come dimora <text:s/>una villa che in passato era appartenuta al marchese GINO CAPPONI e, per questo, detta “la CAPPONCINA “, tra oggetti d’arte, stoffe preziose, cavalli da corsa, levrieri di razza.</text:span></text:p>
        <text:p text:style-name="P31"><text:span text:style-name="T4"><text:s text:c="3"/></text:span><text:span text:style-name="T2">Qui concepisce il disegno di una nuova lirica realizzata nel </text:span></text:p>
        <text:p text:style-name="P31"><text:span text:style-name="T4"><text:s text:c="70"/></text:span><text:span text:style-name="T2">Ciclo delle </text:span><text:span text:style-name="T14">Laudi del Cielo</text:span><text:span text:style-name="T2">, </text:span></text:p>
        <text:p text:style-name="P31"><text:span text:style-name="T4"><text:s text:c="100"/></text:span><text:span text:style-name="T14">del Mare </text:span></text:p>
        <text:p text:style-name="P33"><text:span text:style-name="T4"><text:s text:c="100"/></text:span><text:span text:style-name="T14">della Terra</text:span></text:p>
        <text:p text:style-name="P31"><text:span text:style-name="T4"><text:s text:c="100"/></text:span><text:span text:style-name="T14">degli Eroi</text:span></text:p>
        <text:p text:style-name="P23"><text:s text:c="99"/></text:p>
        <text:p text:style-name="P33"><text:span text:style-name="T2">l’opera è immaginata dopo una gita “mistica” con la DUSE ad ASSISI, nei luoghi francescani dell’antica poesia religiosa ( da qui il titolo di </text:span><text:span text:style-name="T14">Laudi</text:span><text:span text:style-name="T2"> )</text:span></text:p>
        <text:p text:style-name="P8"/>
        <text:p text:style-name="P33"><text:span text:style-name="T4"><text:s text:c="3"/></text:span><text:span text:style-name="T2">Insieme alla produzione letteraria D’Annunzio cura gli impegni mondani, costellati di viaggi, esibendo sempre nuove e tempestose relazioni sentimentali.</text:span></text:p>
        <text:p text:style-name="P8"/>
        <text:p text:style-name="P33"><text:span text:style-name="T4"><text:s text:c="3"/></text:span><text:span text:style-name="T2">Nel 1904 avviene la rottura con ELEONORA DUSE,</text:span></text:p>
        <text:p text:style-name="P16">e questa rottura segna l’ingresso di nuove figure femminili nella sua vita amorosa ( <text:s/>nasce un nuovo amore per ALESSANDRA di RUDINI’ e per GIUSEPPINA MANCINI )</text:p>
        <text:p text:style-name="P8"/>
        <text:p text:style-name="P33"><text:span text:style-name="T4"><text:s text:c="2"/></text:span><text:span text:style-name="T2">Tali esperienze saranno riprese e trasfigurate nelle </text:span><text:span text:style-name="T18">opere teatrali</text:span><text:span text:style-name="T2">, in particolare in:</text:span></text:p>
        <text:p text:style-name="P40"><text:span text:style-name="T14">La fiaccola sotto il moggio</text:span><text:span text:style-name="T2"> ( 1905 )</text:span></text:p>
        <text:p text:style-name="P40"><text:span text:style-name="T14">Più che l’amore</text:span><text:span text:style-name="T2"> ( 1906 )</text:span></text:p>
        <text:p text:style-name="P38"><text:span text:style-name="T14">La nave</text:span><text:span text:style-name="T2"> ( 1908 )</text:span></text:p>
        <text:p text:style-name="P38"><text:span text:style-name="T14">Fedra </text:span><text:span text:style-name="T2">( 1909 )</text:span></text:p>
        <text:p text:style-name="P38"><text:span text:style-name="T4"><text:s text:c="58"/></text:span><text:span text:style-name="T2">e nel </text:span><text:span text:style-name="T18">romanzo</text:span><text:span text:style-name="T2"> </text:span></text:p>
        <text:p text:style-name="P38"><text:span text:style-name="T14">Forse che sì forse che no</text:span><text:span text:style-name="T2"> ( 1910 )</text:span></text:p>
        <text:p text:style-name="P8"/>
        <text:p text:style-name="P32"><text:span text:style-name="T4"><text:s text:c="3"/></text:span><text:span text:style-name="T2">In queste composizioni le tematiche trattate sviluppano ampiamente l’amara e cinica ideologia secondo la quale </text:span></text:p>
        <text:p text:style-name="P20"><text:span text:style-name="T67">“ </text:span>nulla è vero, tutto è permesso” </text:p>
        <text:p text:style-name="P4"><text:span text:style-name="T2">( soprattutto in </text:span><text:span text:style-name="T14">Più che l’amore</text:span><text:span text:style-name="T2"> )</text:span></text:p>
        <text:p text:style-name="P14"/>
        <text:p text:style-name="P32"><text:span text:style-name="T2">In questo periodo “fiorentino” vengono </text:span><text:span text:style-name="T18">pubblicate</text:span><text:span text:style-name="T2"> altre opere fra cui:</text:span></text:p>
        <text:p text:style-name="P32"><text:span text:style-name="T3">a</text:span><text:span text:style-name="T2">. per il teatro:</text:span></text:p>
        <text:p text:style-name="P41"><text:span text:style-name="T14">La città morta</text:span><text:span text:style-name="T2"> ( 1898 )</text:span></text:p>
        <text:p text:style-name="P41"><text:span text:style-name="T14">La Gioconda</text:span><text:span text:style-name="T2"> ( 1898 )</text:span></text:p>
        <text:p text:style-name="P41"><text:span text:style-name="T14">La Gloria</text:span><text:span text:style-name="T2"> ( 1899 )</text:span></text:p>
        <text:p text:style-name="P41"><text:span text:style-name="T14">Francesca da Rimini</text:span><text:span text:style-name="T2"> ( 1901 )</text:span></text:p>
        <text:p text:style-name="P32"><text:span text:style-name="T3">b</text:span><text:span text:style-name="T2">. <text:s/>nel 1902 esce la raccolta <text:s/>delle </text:span><text:span text:style-name="T14">Novelle della Pescara</text:span></text:p>
        <text:p text:style-name="P32"><text:span text:style-name="T3">c</text:span><text:span text:style-name="T2">. nel 1903 vengono pubblicati <text:s/>i primi tre libri delle </text:span><text:span text:style-name="T14">Laudi</text:span><text:span text:style-name="T2">: </text:span><text:span text:style-name="T14">Maia</text:span><text:span text:style-name="T2">, </text:span><text:span text:style-name="T14">Elettra</text:span><text:span text:style-name="T2">, </text:span><text:span text:style-name="T14">Alcyone</text:span></text:p>
        <text:p text:style-name="P10"/>
        <text:p text:style-name="P32"><text:span text:style-name="T4"><text:s text:c="2"/></text:span><text:span text:style-name="T2">La vita lussuosa condotta fino all’eccesso e al tracollo finanziario costringe D’Annunzio ad abbandonare la </text:span><text:span text:style-name="T14">Capponcina </text:span><text:span text:style-name="T2">e a rifugiarsi in Francia in volontario “esilio”.</text:span></text:p>
        <text:p text:style-name="P18"/>
        <text:p text:style-name="P35"><text:span text:style-name="T61">4.2</text:span><text:span text:style-name="T60">. <text:s text:c="3"/></text:span><text:span text:style-name="T61">1910 - 1915</text:span><text:span text:style-name="T2"> </text:span></text:p>
        <text:p text:style-name="P35"><text:span text:style-name="T64"><text:s text:c="44"/></text:span><text:span text:style-name="T2">periodo francese dell’esilio <text:s/></text:span></text:p>
        <text:p text:style-name="P25"><text:s text:c="91"/></text:p>
        <text:p text:style-name="P32"><text:span text:style-name="T4"><text:s text:c="3"/></text:span><text:span text:style-name="T2">Nel marzo 1910 D’Annunzio giunge a Parigi anche per sfuggire ai creditori</text:span></text:p>
        <text:p text:style-name="P32"><text:span text:style-name="T4"><text:s text:c="3"/></text:span><text:span text:style-name="T2">Qui, a Parigi, dal 1910 D’Annunzio entra in contatto con il vivace mondo artistico e letterario della raffinata città francese, suscitando curiosità e provando attrazione per i letterati e per i pittori e musicisti d’AVANGUARDIA come VALERY, PROUST, DEBUSSY</text:span></text:p>
        <text:p text:style-name="P14"/>
        <text:p text:style-name="P32"><text:span text:style-name="T4"><text:s text:c="3"/></text:span><text:span text:style-name="T2">A Parigi compone <text:s/>opere teatrali in <text:s/>versi francesi, fra cui </text:span></text:p>
        <text:p text:style-name="P4"><text:soft-page-break/><text:span text:style-name="T14">Il martirio di San Sebastiano</text:span><text:span text:style-name="T2"> ( 1911),</text:span></text:p>
        <text:p text:style-name="P20">musicato da DEBUSSY</text:p>
        <text:p text:style-name="P6"/>
        <text:p text:style-name="P32"><text:span text:style-name="T4"><text:s text:c="2"/></text:span><text:span text:style-name="T2">Al <text:s/>dicembre 1913 risale la sceneggiatura </text:span></text:p>
        <text:p text:style-name="P4"><text:span text:style-name="T2">per il FILM </text:span><text:span text:style-name="T14">Cabiria</text:span></text:p>
        <text:p text:style-name="P32"><text:span text:style-name="T2">e intanto, per far fronte ai debiti, D’Annunzio intensifica la collaborazione con il </text:span><text:span text:style-name="T14">Corriere della sera</text:span><text:span text:style-name="T2"> al quale invia dalla Francia <text:s/>le prose di memoria</text:span></text:p>
        <text:p text:style-name="P4"><text:span text:style-name="T4"><text:s/></text:span><text:span text:style-name="T14">Le faville di Maggio</text:span><text:span text:style-name="T2"> <text:s/>( 1911-14 ),</text:span></text:p>
        <text:p text:style-name="P14">prose autobiografiche che, unite a quelle della </text:p>
        <text:p text:style-name="P4"><text:span text:style-name="T14">Leda senza cigno</text:span><text:span text:style-name="T2"> ( 1913 ),</text:span></text:p>
        <text:p text:style-name="P14">a causa dello stile inquieto e nervoso hanno indotto la critica a parlare di un D’Annunzio “nuovo”, aperto a forme narrative sperimentali.</text:p>
        <text:p text:style-name="P9"/>
        <text:p text:style-name="P32"><text:span text:style-name="T4"><text:s text:c="3"/></text:span><text:span text:style-name="T2">Lo scoppio della Grande Guerra ( 1914 ) accende in Italia la polemica tra INTERVENTISTI e NEUTRALISTI </text:span></text:p>
        <text:p text:style-name="P18"/>
        <text:p text:style-name="P18"/>
        <text:p text:style-name="P18"/>
        <text:p text:style-name="P18"/>
        <text:p text:style-name="P35"><text:span text:style-name="T61">5</text:span><text:span text:style-name="T60">. </text:span><text:span text:style-name="T61">1915 - 1920</text:span></text:p>
        <text:p text:style-name="P37"><text:tab/> <text:s text:c="20"/>partecipa alla guerra come poeta-soldato </text:p>
        <text:p text:style-name="P14"/>
        <text:p text:style-name="P14">nel 1915, approfittando dello scoppio della Guerra D’Annunzio si <text:s/>schiera <text:s/>con gli INTERVENTISTI , torna in Italia </text:p>
        <text:p text:style-name="P14">cogliendo l’occasione per rientrare in patria come poeta – vate, </text:p>
        <text:p text:style-name="P32"><text:span text:style-name="T4"><text:s text:c="46"/></text:span><text:span text:style-name="T2">pronunciando a Genova il 5 maggio 1915 </text:span></text:p>
        <text:p text:style-name="P26">l’orazione per la sagra dei Mille</text:p>
        <text:p text:style-name="P14">che infiamma con eloquenza carismatica gli animi già accesi degli interventisti. </text:p>
        <text:p text:style-name="P32"><text:span text:style-name="T4"><text:s text:c="3"/></text:span><text:span text:style-name="T2">Alla fine di maggio anche l’Italia entra in guerra e dichiara guerra all’AUSTRIA.</text:span></text:p>
        <text:p text:style-name="P9"/>
        <text:p text:style-name="P32"><text:span text:style-name="T4"><text:s text:c="3"/></text:span><text:span text:style-name="T2">Divenuto poeta – soldato partecipa alla Grande Guerra nella prospettiva dell’Eroe <text:s/>esteta e superuomo, circondato da un alone esasperato di narcisismo e sempre pronto a cogliere ogni occasione favorevole alla propria auto esaltazione.</text:span></text:p>
        <text:p text:style-name="P9"/>
        <text:p text:style-name="P32"><text:span text:style-name="T4"><text:s text:c="3"/></text:span><text:span text:style-name="T2">Celebri e diffuse nel mondo dei giornalisti dei vari paesi sono alcune sue azioni e imprese belliche <text:s/>dall’aspetto spettacolare:</text:span></text:p>
        <text:list xml:id="list4785280441029490896" text:style-name="WW8Num4">
          <text:list-item>
            <text:p text:style-name="P139"><text:span text:style-name="T2">nel </text:span><text:span text:style-name="T18">campo dell’aviazione</text:span><text:span text:style-name="T2">,sfidando ripetutamente la morte, promuove spettacolari voli su Trieste e Trento e perfino su Vienna ( 9 agosto 1918 ) <text:s/>con un lancio di messaggi, tanto che il governo austriaco è costretto a emettere <text:s/>una cospicua taglia per la sua cattura;</text:span></text:p>
          </text:list-item>
          <text:list-item>
            <text:p text:style-name="P105">nel campo della marina, dove D’Annunzio attua la famosa “ beffa di BUCCARI “ ossia il siluramento notturno di una delle <text:s/>più grandi navi austriache nella baia di Buccali, presso Fiume.</text:p>
          </text:list-item>
        </text:list>
        <text:p text:style-name="P9"/>
        <text:p text:style-name="P32"><text:span text:style-name="T4"><text:s text:c="3"/></text:span><text:span text:style-name="T2">Al rientro da un volo, durante un ammaraggio fortunoso, urta la testa contro una mitragliatrice ferendosi all’occhio destro.</text:span></text:p>
        <text:p text:style-name="P32"><text:span text:style-name="T4"><text:s text:c="3"/></text:span><text:span text:style-name="T2">Costretto a ritirarsi, <text:s/>a Venezia trascorre un periodo di riposo( primi mesi del 1916 ) </text:span></text:p>
        <text:p text:style-name="P32"><text:span text:style-name="T4"><text:s text:c="3"/></text:span><text:span text:style-name="T2">Con l’occhio bendato e ormai perduto. al buio, compone la prosa memoriale e lirica del </text:span><text:span text:style-name="T14">Notturno</text:span><text:span text:style-name="T2">, pubblicato nel 1921. </text:span></text:p>
        <text:p text:style-name="P32"><text:span text:style-name="T4"><text:s text:c="3"/></text:span><text:span text:style-name="T2">Terminata la guerra con suo rincrescimento e tristezza ( crede di non poter vivere un tempo di pace e vorrebbe farsi frate! ) <text:s/>diventa la speranza degli ULTRANAZIONALISTI <text:s/>e vive ammirato come “ duce del popolo italiano” soprattutto degli ARDITI e dei reduci, delusi delle trattative diplomatiche sulla Dalmazia che si stanno svolgendo alle conferenze di pace di Parigi.</text:span></text:p>
        <text:p text:style-name="P32"><text:span text:style-name="T4"><text:s text:c="2"/></text:span><text:span text:style-name="T2">Il Presidente degli Stai Uniti WILSON, infatti, accoglie la posizione della Jugoslavia secondo la quale Fiume viene esclusa dal confine italiano.</text:span></text:p>
        <text:p text:style-name="P32"><text:span text:style-name="T4"><text:s text:c="2"/></text:span><text:span text:style-name="T2">Sollecitato dai NAZIONALISTI, D’Annunzio critica apertamente l’indecisione del Governo NITTI assumendo un <text:s/>atteggiamento di rivolta contro la “ VITTORIA MUTILATA “ al grido <text:s/>ribelle “Disobbedisco!”.</text:span></text:p>
        <text:p text:style-name="P32"><text:span text:style-name="T4"><text:s text:c="3"/></text:span><text:span text:style-name="T2">Il 12 settembre, alla testa dei suoi legionari, entra, tra l’entusiasmo generale, a Fiume</text:span></text:p>
        <text:p text:style-name="P14"><text:soft-page-break/>Il trattato di Rapallo ( 12 novembre 1920 ) tuttavia, firmato dal Governo GIOLITTI e difeso da MUSSOLINI <text:s/>contro le attese di D’Annunzio, riconosce Fiume come città libera e indipendente .</text:p>
        <text:p text:style-name="P32"><text:span text:style-name="T4"><text:s text:c="2"/></text:span><text:span text:style-name="T2">D’Annunzio rimane in tal modo isolato sul piano nazionale e internazionale.</text:span></text:p>
        <text:p text:style-name="P14">Nel Dicembre 1920 è costretto con la forza ad abbandonare Fiume, bombardata dall’esercito italiano.</text:p>
        <text:p text:style-name="P32"><text:span text:style-name="T4"><text:s text:c="3"/></text:span><text:span text:style-name="T2">Nonostante il fallimento dell’occupazione, l’impresa fiumana resta un evento significativo nella vita di D’Annunzio e nella storia d’Italia.</text:span></text:p>
        <text:p text:style-name="P14"/>
        <text:p text:style-name="P32"><text:span text:style-name="T4"><text:s text:c="3"/></text:span><text:span text:style-name="T2">Su </text:span><text:span text:style-name="T18">piano personale</text:span><text:span text:style-name="T2"> l’autore raggiunge, con questo episodio, il vertice del suo ESTETISMO e del suo SUPERONISMO POLITICO, assumendo pose ed atteggiamenti coreografici da esaltato :</text:span></text:p>
        <text:list xml:id="list2603003595998983362" text:style-name="WW8Num6">
          <text:list-item>
            <text:p text:style-name="P106">discorsi <text:s/>infiammati al popolo</text:p>
          </text:list-item>
          <text:list-item>
            <text:p text:style-name="P106">il saluto romano con il braccio teso</text:p>
          </text:list-item>
          <text:list-item>
            <text:p text:style-name="P106">il culto delle uniformi militari e delle armi</text:p>
          </text:list-item>
          <text:list-item>
            <text:p text:style-name="P106">le adunate oceaniche </text:p>
          </text:list-item>
        </text:list>
        <text:p text:style-name="P14">tutti rituali che si riproporranno con l’avvento di MUSSOLINI</text:p>
        <text:p text:style-name="P18"/>
        <text:p text:style-name="P35"><text:span text:style-name="T61">6</text:span><text:span text:style-name="T60">. </text:span><text:span text:style-name="T61">1920 - 1938</text:span></text:p>
        <text:p text:style-name="P36"><text:span text:style-name="T2"><text:tab/> <text:s text:c="19"/>periodo del soggiorno al VITTORIALE degli ITALIANI </text:span><text:span text:style-name="T63">( periodo del tramonto del poeta – vate, titolo che era aspettato al Carducci, <text:s/>trascorso in solitudine ) </text:span></text:p>
        <text:p text:style-name="P5"/>
        <text:p text:style-name="P31"><text:span text:style-name="T4"><text:s text:c="3"/></text:span><text:span text:style-name="T2">Cacciato da Fiume e disgustato dalla politica di quel momento, D’Annunzio cerca una dimora tranquilla, un eremo, come dice, vicino ad un Lago o presso il mare e sceglie la villa CARGNACCO a Gardone, vero e proprio monumento di bizzarrìa e grandiosità definito enfaticamente il Vittoriale degli Italiani</text:span></text:p>
        <text:p text:style-name="P13"/>
        <text:p text:style-name="P31"><text:span text:style-name="T4"><text:s text:c="3"/></text:span><text:span text:style-name="T2">Il Vittoriale degli italiani è una cittadella monumentale che si estende per circa nove ettari.</text:span></text:p>
        <text:p text:style-name="P13">D’Annunzio l’allestì tra 1921 e 1938 grazie alla collaborazione dell’architetto Giancarlo MARONI <text:s/>al quale affidò il compito di chiudere “ le sue memorie in una custodia di pietra” riservandosene l’addobbo.</text:p>
        <text:p text:style-name="P31"><text:span text:style-name="T4"><text:s text:c="3"/></text:span><text:span text:style-name="T2">Circondò con una cerchia di mura un complesso di edifici ai quali si giunge attraversando vie e piazze. Subito dopo il doppio arco d’ingresso affacciato sul lago di Garda c’è il grande Anfiteatro ( con 1500 posti ), sede di una prestigiosa stagione teatrale <text:s/>che comprende un nuovo spazio per mostre temporanee <text:s/>a tema.</text:span></text:p>
        <text:p text:style-name="P31"><text:span text:style-name="T4"><text:s text:c="2"/></text:span><text:span text:style-name="T2">Due piazze , l’Esedra e la piazzetta Dalmata, conducono </text:span></text:p>
        <text:list xml:id="list4638993602746370648" text:style-name="WW8Num5">
          <text:list-item>
            <text:p text:style-name="P107">alla PRIORIA, testimonianza eccezionale della personalità, della sensibilità, dei gusti dannunziani: Vi sono raccolti migliaia e migliaia di oggetti artistici, anche statue lignee, ceramiche, vetri, argenti, tappeti, librerie ( che custodiscono una biblioteca che raccoglie circa trenta mila volumi, alcuni dei quali antichi e rari ) oltre a cimeli che ricordano i momenti eroici della vita del poeta.</text:p>
          </text:list-item>
          <text:list-item>
            <text:p text:style-name="P107">all’edificio degli Archivi, dove sono conservati i manoscritti di D’Annunzio</text:p>
          </text:list-item>
          <text:list-item>
            <text:p text:style-name="P107">all’ala <text:s/>di Schifamondo che comprende: l’Auditorium ( con la mostra fotografica, l’aereo SVA 10 del volo di Vienna, 1918 e un percorso didattico su D’Annunzio e il Vittoriale; il Museo di Guerra, il cui allestimento valorizza il ricco e prezioso patrimonio storico legato all’esperienza militare di D’Annunzio ; </text:p>
          </text:list-item>
        </text:list>
        <text:p text:style-name="P7"/>
        <text:p text:style-name="P13">I giardini della Prioria, restaurati con il contributo U.E. ed aperto al pubblico dal 1993, furono i primi ad essere realizzati e sono importanti per alcuni cimeli ed opere d’arte, fra cui </text:p>
        <text:p text:style-name="P13">- i Massi del Grappa e di altri Monti di guerra</text:p>
        <text:p text:style-name="P13">- l’Arengo, dedicato ai riti del Giuramento, alle cerimonie e agli incontri, dove sono collocate, in un boschetto di magnolie, 17 colonne che commemorano le vittorie della Grande Guerra.</text:p>
        <text:p text:style-name="P13">Percorrendo i Sentieri delle limonaie e del giardino, si arriva al frutteto ove è collocata </text:p>
        <text:list xml:id="list2706417362113472052" text:style-name="WW8Num8">
          <text:list-item>
            <text:p text:style-name="P108">la canefora </text:p>
          </text:list-item>
          <text:list-item>
            <text:p text:style-name="P108">il bronzo di Napoleone Mattinuzzi ( opera di grande pregio ) </text:p>
          </text:list-item>
          <text:list-item>
            <text:p text:style-name="P108">la prua della Nave Puglia che, donata dalla Marina Militare nel 1926, è incastonata su un’altura e arricchita da una Vittoria alata, opera dello scultore Renato Brozzi. Dal <text:soft-page-break/>giugno 2002 ospita ilò Museo di Bordo, in cui sono esposti gli arredi originali della Regia Nave Puglia <text:s/>e 10 modelli di </text:p>
          </text:list-item>
        </text:list>
        <text:p text:style-name="P13"/>
        <text:p text:style-name="P13">Nel Vittoriale il poeta trascorre gli ultimi anni della sua vita, in compagnia dell’amante di turno, LUISA BA’CCARA e di molte altre donne,celebrato e al tempo stesso controllato dal regime FASCISTA ( sappiamo che, visitato da personaggi famosi come PAUL VALERY, TOMMASO MARINETTI - con cui condivideva il mito della velocità, della guerra e del progresso, che saranno i temi del FURURISMO - faceva aspettare ore ed ore coloro che non gradiva nella stanza dei nemici, come MUSSOLINI ).</text:p>
        <text:p text:style-name="P7"/>
        <text:p text:style-name="P31"><text:span text:style-name="T4"><text:s text:c="3"/></text:span><text:span text:style-name="T2">Il rapporto di D’Annunzio con Mussolini e il Fascismo risulta, senza dubbio, assai complesso e rimane un problema aperto e dibattuto dalla critica: nella </text:span><text:span text:style-name="T3">prima parte</text:span><text:span text:style-name="T2"> dell’ascesa politica di Mussolini D’annunzio </text:span><text:span text:style-name="T18">non esita a contrapporsi</text:span><text:span text:style-name="T2"> al duce ma dopo il consolidamento della dittatura e i continui segni di riconoscimento ufficiale da parte di Mussolini, anche la posizione del poeta verso il fascismo muta, fino al </text:span><text:span text:style-name="T18">consenso esplicito</text:span><text:span text:style-name="T2"> e pubblico espresso soprattutto all’inizio della Guerra di ETIOPIA, pur negando la sua approvazione, fino al successivo allontanamento di Mussolini <text:s/>che viene ridicolizzato dallo scrittore:</text:span></text:p>
        <text:p text:style-name="P13">La morte lo coglie a 75 anni,il 1°marzo 1938, per emorragia cerebrale 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><text:soft-page-break/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7"><draw:line text:anchor-type="char" draw:z-index="13" draw:style-name="gr1" draw:text-style-name="P186" svg:x1="13.018cm" svg:y1="0.12cm" svg:x2="13.653cm" svg:y2="0.12cm"><text:p/></draw:line><draw:line text:anchor-type="char" draw:z-index="11" draw:style-name="gr1" draw:text-style-name="P186" svg:x1="3.493cm" svg:y1="2.342cm" svg:x2="6.668cm" svg:y2="0.437cm"><text:p/></draw:line><text:tab/>SIMBOLISMO : prevale la poesia <text:tab/>CREPUSCOLARI</text:p>
        <text:p text:style-name="P13"/>
        <text:p text:style-name="P13"/>
        <text:p text:style-name="P13"/>
        <text:p text:style-name="P13"/>
        <text:p text:style-name="P13"><draw:line text:anchor-type="char" draw:z-index="12" draw:style-name="gr1" draw:text-style-name="P186" svg:x1="3.493cm" svg:y1="0.111cm" svg:x2="6.351cm" svg:y2="2.651cm"><text:p/></draw:line>DECADENTISMO </text:p>
        <text:p text:style-name="P12"/>
        <text:p text:style-name="P24"/>
        <text:p text:style-name="P24"/>
        <text:p text:style-name="P24"/>
        <text:p text:style-name="P34"><draw:line text:anchor-type="char" draw:z-index="14" draw:style-name="gr1" draw:text-style-name="P186" svg:x1="13.018cm" svg:y1="0.102cm" svg:x2="13.653cm" svg:y2="0.102cm"><text:p/></draw:line><text:span text:style-name="T5"><text:tab/></text:span><text:span text:style-name="T2">ESTETISMO : prevale il romanzo <text:tab/>FUTUISMO</text:span></text:p>
        <text:p text:style-name="P12"/>
        <text:p text:style-name="P24"/>
        <text:p text:style-name="P24"/>
        <text:p text:style-name="P24"/>
        <text:p text:style-name="P24"/>
        <text:p text:style-name="P22">PIRANDELLO si può considerare un caso a parte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badi MT Condensed Light" svg:font-family="'Abadi MT Condensed Light', 'MV Boli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ootnote_20_Symbol" style:display-name="Footnote Symbol" style:family="text" style:parent-style-name="Car._20_predefinito_20_paragraf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68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Cornice1" text:anchor-type="paragraph" svg:y="0.002cm" draw:z-index="10"><draw:text-box fo:min-height="0.058cm" fo:min-width="0.041cm"><text:p text:style-name="Footer"><text:span text:style-name="Page_20_Number"><text:page-number text:select-page="current">11</text:page-number></text:span></text:p></draw:text-box></draw:frame></text:p>
      </style:footer>
    </style:master-page>
    <style:master-page style:name="Converti_20_1" style:display-name="Converti 1" style:page-layout-name="Mpm2">
      <style:footer>
        <text:p text:style-name="Footer"><draw:frame draw:style-name="Mfr1" draw:name="Cornice2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briele D’Annunzio </dc:title>
    <meta:initial-creator>Marcella</meta:initial-creator>
    <meta:creation-date>2007-04-23T15:56:00</meta:creation-date>
    <dc:date>2017-02-18T20:23:10.892000000</dc:date>
    <meta:editing-cycles>174</meta:editing-cycles>
    <meta:editing-duration>P1DT8M41S</meta:editing-duration>
    <meta:generator>LibreOffice/5.2.3.3$Windows_x86 LibreOffice_project/d54a8868f08a7b39642414cf2c8ef2f228f780cf</meta:generator>
    <meta:document-statistic meta:table-count="0" meta:image-count="0" meta:object-count="0" meta:page-count="11" meta:paragraph-count="366" meta:word-count="3556" meta:character-count="22540" meta:non-whitespace-character-count="18477"/>
  </office:meta>
</office:document-meta>
</file>